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E3000028501E8ECC69.svm"/>
  <manifest:file-entry manifest:media-type="" manifest:full-path="Pictures/20000007000036790000262465A1D413.svm"/>
  <manifest:file-entry manifest:media-type="" manifest:full-path="Pictures/200000070000353B000027629112894C.svm"/>
  <manifest:file-entry manifest:media-type="" manifest:full-path="Pictures/2000000700003F0D00001F0343DB6E68.svm"/>
  <manifest:file-entry manifest:media-type="" manifest:full-path="Pictures/20000007000041BD00002E8370D819B4.svm"/>
  <manifest:file-entry manifest:media-type="" manifest:full-path="Pictures/20000007000045750000335F3DFBB87B.svm"/>
  <manifest:file-entry manifest:media-type="" manifest:full-path="Pictures/20000007000024B2000011C845A6BB4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 CYR" svg:font-family="'Courier New CY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Таблица1" style:family="table">
      <style:table-properties style:width="16.455cm" table:align="left"/>
    </style:style>
    <style:style style:name="Таблица1.A" style:family="table-column">
      <style:table-column-properties style:column-width="16.455cm"/>
    </style:style>
    <style:style style:name="Таблица1.A1" style:family="table-cell">
      <style:table-cell-properties fo:background-color="#808080">
        <style:background-image/>
      </style:table-cell-properties>
    </style:style>
    <style:style style:name="Таблица2" style:family="table">
      <style:table-properties style:width="16.905cm" table:align="left"/>
    </style:style>
    <style:style style:name="Таблица2.A" style:family="table-column">
      <style:table-column-properties style:column-width="16.905cm"/>
    </style:style>
    <style:style style:name="Таблица2.A1" style:family="table-cell">
      <style:table-cell-properties fo:background-color="#b3b3b3">
        <style:background-image/>
      </style:table-cell-properties>
    </style:style>
    <style:style style:name="Таблица3" style:family="table">
      <style:table-properties style:width="16.999cm" table:align="margins"/>
    </style:style>
    <style:style style:name="Таблица3.A" style:family="table-column">
      <style:table-column-properties style:column-width="5.554cm" style:rel-column-width="21416*"/>
    </style:style>
    <style:style style:name="Таблица3.B" style:family="table-column">
      <style:table-column-properties style:column-width="11.444cm" style:rel-column-width="44119*"/>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05cm" table:align="left"/>
    </style:style>
    <style:style style:name="Таблица4.A" style:family="table-column">
      <style:table-column-properties style:column-width="16.905cm"/>
    </style:style>
    <style:style style:name="Таблица4.A1" style:family="table-cell">
      <style:table-cell-properties fo:background-color="#e6e6ff">
        <style:background-image/>
      </style:table-cell-properties>
    </style:style>
    <style:style style:name="Таблица5" style:family="table">
      <style:table-properties style:width="15.556cm" table:align="left"/>
    </style:style>
    <style:style style:name="Таблица5.A" style:family="table-column">
      <style:table-column-properties style:column-width="15.556cm"/>
    </style:style>
    <style:style style:name="Таблица5.A1" style:family="table-cell">
      <style:table-cell-properties fo:background-color="#e6e6ff">
        <style:background-image/>
      </style:table-cell-properties>
    </style:style>
    <style:style style:name="Таблица6" style:family="table">
      <style:table-properties style:width="16.999cm" table:align="margins"/>
    </style:style>
    <style:style style:name="Таблица6.A" style:family="table-column">
      <style:table-column-properties style:column-width="2.648cm" style:rel-column-width="10208*"/>
    </style:style>
    <style:style style:name="Таблица6.B" style:family="table-column">
      <style:table-column-properties style:column-width="4.445cm" style:rel-column-width="17138*"/>
    </style:style>
    <style:style style:name="Таблица6.C" style:family="table-column">
      <style:table-column-properties style:column-width="9.906cm" style:rel-column-width="38189*"/>
    </style:style>
    <style:style style:name="Таблица6.A1" style:family="table-cell">
      <style:table-cell-properties fo:padding="0.097cm" fo:border-left="0.002cm solid #000000" fo:border-right="none" fo:border-top="0.002cm solid #000000" fo:border-bottom="0.002cm solid #000000"/>
    </style:style>
    <style:style style:name="Таблица6.C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693cm" table:align="left"/>
    </style:style>
    <style:style style:name="Таблица7.A" style:family="table-column">
      <style:table-column-properties style:column-width="16.693cm"/>
    </style:style>
    <style:style style:name="Таблица7.A1" style:family="table-cell">
      <style:table-cell-properties fo:background-color="#b3b3b3">
        <style:background-image/>
      </style:table-cell-properties>
    </style:style>
    <style:style style:name="Таблица8" style:family="table">
      <style:table-properties style:width="16.905cm" table:align="left"/>
    </style:style>
    <style:style style:name="Таблица8.A" style:family="table-column">
      <style:table-column-properties style:column-width="16.905cm"/>
    </style:style>
    <style:style style:name="Таблица8.A1" style:family="table-cell">
      <style:table-cell-properties fo:background-color="#b3b3b3">
        <style:background-image/>
      </style:table-cell-properties>
    </style:style>
    <style:style style:name="Таблица9" style:family="table">
      <style:table-properties style:width="16.852cm" table:align="left"/>
    </style:style>
    <style:style style:name="Таблица9.A" style:family="table-column">
      <style:table-column-properties style:column-width="16.852cm"/>
    </style:style>
    <style:style style:name="Таблица9.A1" style:family="table-cell">
      <style:table-cell-properties fo:background-color="#b3b3b3">
        <style:background-image/>
      </style:table-cell-properties>
    </style:style>
    <style:style style:name="Таблица10" style:family="table">
      <style:table-properties style:width="16.852cm" table:align="left"/>
    </style:style>
    <style:style style:name="Таблица10.A" style:family="table-column">
      <style:table-column-properties style:column-width="16.852cm"/>
    </style:style>
    <style:style style:name="Таблица10.A1" style:family="table-cell">
      <style:table-cell-properties fo:background-color="#b3b3b3">
        <style:background-image/>
      </style:table-cell-properties>
    </style:style>
    <style:style style:name="P1" style:family="paragraph" style:parent-style-name="Standard">
      <style:paragraph-properties fo:text-align="center" style:justify-single-word="false"/>
      <style:text-properties style:font-name="Times New Roman" fo:font-size="14pt" style:font-size-asian="14pt" style:font-size-complex="14pt"/>
    </style:style>
    <style:style style:name="P2" style:family="paragraph" style:parent-style-name="Standard">
      <style:paragraph-properties fo:text-align="justify" style:justify-single-word="false"/>
      <style:text-properties style:font-name="Times New Roman" fo:font-size="14pt"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style="italic" style:font-size-asian="14pt" style:font-style-asian="italic" style:font-size-complex="14pt" style:font-style-complex="italic"/>
    </style:style>
    <style:style style:name="P5" style:family="paragraph" style:parent-style-name="Standard">
      <style:paragraph-properties fo:text-align="justify" style:justify-single-word="false" style:text-autospace="none"/>
      <style:text-properties fo:color="#006400" style:font-name="Courier New" fo:font-size="11pt" fo:font-weight="normal" style:font-name-asian="Courier New" style:font-size-asian="11pt" style:font-weight-asian="normal" style:font-name-complex="Courier New" style:font-size-complex="11pt" style:font-weight-complex="normal"/>
    </style:style>
    <style:style style:name="P6" style:family="paragraph" style:parent-style-name="Standard">
      <style:paragraph-properties fo:text-align="justify" style:justify-single-word="false" style:text-autospace="none"/>
      <style:text-properties fo:color="#008080" style:font-name="Courier New" fo:font-size="11pt" fo:font-weight="bold" style:font-name-asian="Courier New" style:font-size-asian="11pt" style:font-weight-asian="bold" style:font-name-complex="Courier New" style:font-size-complex="11pt" style:font-weight-complex="bold"/>
    </style:style>
    <style:style style:name="P7" style:family="paragraph" style:parent-style-name="Standard">
      <style:paragraph-properties fo:text-align="center" style:justify-single-word="false"/>
      <style:text-properties fo:color="#000000" style:font-name="Times New Roman" fo:font-size="14pt" fo:font-weight="normal" style:font-name-asian="Courier New" style:font-size-asian="14pt" style:font-weight-asian="normal" style:font-name-complex="Courier New" style:font-size-complex="14pt" style:font-weight-complex="normal"/>
    </style:style>
    <style:style style:name="P8" style:family="paragraph" style:parent-style-name="Standard">
      <style:paragraph-properties fo:text-align="justify" style:justify-single-word="false"/>
      <style:text-properties fo:color="#000000" style:font-name="Times New Roman" fo:font-size="14pt" fo:font-weight="normal" style:font-name-asian="Courier New" style:font-size-asian="14pt" style:font-weight-asian="normal" style:font-name-complex="Courier New" style:font-size-complex="14pt" style:font-weight-complex="normal"/>
    </style:style>
    <style:style style:name="P9" style:family="paragraph" style:parent-style-name="Standard">
      <style:paragraph-properties fo:text-align="justify" style:justify-single-word="false"/>
      <style:text-properties style:use-window-font-color="true" style:text-outline="false" style:text-line-through-style="none"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fo:text-align="justify" style:justify-single-word="false" style:writing-mode="lr-tb"/>
      <style:text-properties style:font-name="Times New Roman" fo:font-size="14pt" fo:font-style="normal" fo:font-weight="bold" style:font-name-asian="Courier New CYR" style:font-size-asian="14pt" style:font-name-complex="Courier New CYR" style:font-size-complex="14pt" style:font-weight-complex="bold"/>
    </style:style>
    <style:style style:name="P13" style:family="paragraph" style:parent-style-name="Standard">
      <style:paragraph-properties fo:text-align="justify" style:justify-single-word="false" style:writing-mode="lr-tb"/>
      <style:text-properties style:font-name="Times New Roman" fo:font-size="14pt" fo:font-weight="bold" style:font-name-asian="Courier New CYR" style:font-size-asian="14pt" style:font-name-complex="Courier New CYR" style:font-size-complex="14pt" style:font-weight-complex="bold"/>
    </style:style>
    <style:style style:name="P14" style:family="paragraph" style:parent-style-name="Standard">
      <style:paragraph-properties fo:text-align="justify" style:justify-single-word="false" style:writing-mode="lr-tb"/>
      <style:text-properties style:font-name="Times New Roman" fo:font-size="14pt" fo:language="en" fo:country="US" fo:font-weight="bold" style:font-size-asian="14pt" style:font-size-complex="14pt"/>
    </style:style>
    <style:style style:name="P15" style:family="paragraph" style:parent-style-name="Preformatted_20_Text_20__28_user_29_">
      <style:paragraph-properties fo:text-align="justify" style:justify-single-word="false" style:writing-mode="lr-tb"/>
      <style:text-properties style:use-window-font-color="true" style:text-outline="false" style:text-line-through-style="none" style:font-name="Times New Roman" fo:font-size="14pt" fo:language="en" fo:country="US"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P16" style:family="paragraph" style:parent-style-name="Preformatted_20_Text_20__28_user_29_">
      <style:paragraph-properties fo:text-align="justify" style:justify-single-word="false" style:writing-mode="lr-tb"/>
      <style:text-properties style:use-window-font-color="true" style:text-outline="false" style:text-line-through-style="none"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P17" style:family="paragraph" style:parent-style-name="Preformatted_20_Text_20__28_user_29_">
      <style:paragraph-properties fo:text-align="justify" style:justify-single-word="false" style:writing-mode="lr-tb"/>
      <style:text-properties style:font-name="Times New Roman" fo:font-size="14pt" fo:font-style="normal" fo:font-weight="bold" style:font-size-asian="14pt" style:font-size-complex="14pt" style:font-weight-complex="bold"/>
    </style:style>
    <style:style style:name="P18" style:family="paragraph" style:parent-style-name="Preformatted_20_Text_20__28_user_29_">
      <style:paragraph-properties fo:text-align="justify" style:justify-single-word="false" style:writing-mode="lr-tb"/>
      <style:text-properties style:font-name="Times New Roman" fo:font-size="14pt" fo:font-weight="bold" style:font-size-asian="14pt" style:font-size-complex="14pt"/>
    </style:style>
    <style:style style:name="P19" style:family="paragraph" style:parent-style-name="Preformatted_20_Text_20__28_user_29_">
      <style:paragraph-properties fo:text-align="justify" style:justify-single-word="false" style:writing-mode="lr-tb"/>
      <style:text-properties style:font-name="Times New Roman" fo:font-size="14pt" fo:font-weight="bold" style:font-size-asian="14pt" style:font-size-complex="14pt" style:font-weight-complex="bold"/>
    </style:style>
    <style:style style:name="P20" style:family="paragraph" style:parent-style-name="Preformatted_20_Text_20__28_user_29_">
      <style:paragraph-properties fo:text-align="justify" style:justify-single-word="false" style:writing-mode="lr-tb"/>
      <style:text-properties style:font-name="Times New Roman" fo:font-size="14pt" fo:language="en" fo:country="US" fo:font-weight="bold" style:font-size-asian="14pt" style:font-size-complex="14pt"/>
    </style:style>
    <style:style style:name="P21" style:family="paragraph" style:parent-style-name="Preformatted_20_Text_20__28_user_29_">
      <style:paragraph-properties fo:text-align="justify" style:justify-single-word="false" style:writing-mode="lr-tb"/>
      <style:text-properties style:font-name="Times New Roman" fo:font-size="14pt" fo:language="en" fo:country="US" fo:font-weight="bold" style:font-size-asian="14pt" style:font-size-complex="14pt" style:font-weight-complex="bold"/>
    </style:style>
    <style:style style:name="P22" style:family="paragraph" style:parent-style-name="Preformatted_20_Text_20__28_user_29_">
      <style:paragraph-properties fo:text-align="justify" style:justify-single-word="false" style:writing-mode="lr-tb"/>
      <style:text-properties style:font-name="Times New Roman" fo:font-size="14pt" fo:language="en" fo:country="US" style:font-size-asian="14pt" style:font-size-complex="14pt"/>
    </style:style>
    <style:style style:name="P23" style:family="paragraph" style:parent-style-name="Preformatted_20_Text_20__28_user_29_">
      <style:paragraph-properties fo:text-align="justify" style:justify-single-word="false" style:writing-mode="lr-tb"/>
      <style:text-properties style:font-name="Times New Roman" fo:font-size="14pt" fo:language="en" fo:country="US" fo:font-style="italic" fo:font-weight="bold" style:font-size-asian="14pt" style:font-size-complex="14pt" style:font-style-complex="italic" style:font-weight-complex="bold"/>
    </style:style>
    <style:style style:name="P24" style:family="paragraph" style:parent-style-name="Preformatted_20_Text_20__28_user_29_">
      <style:paragraph-properties fo:text-align="justify" style:justify-single-word="false" style:writing-mode="lr-tb"/>
      <style:text-properties style:font-name="Times New Roman" fo:font-size="14pt" style:font-size-asian="14pt" style:font-size-complex="14pt"/>
    </style:style>
    <style:style style:name="P25" style:family="paragraph" style:parent-style-name="Preformatted_20_Text_20__28_user_29_">
      <style:paragraph-properties fo:text-align="justify" style:justify-single-word="false" style:writing-mode="lr-tb"/>
    </style:style>
    <style:style style:name="P26" style:family="paragraph" style:parent-style-name="Table_20_Contents">
      <style:paragraph-properties fo:text-align="justify" style:justify-single-word="false"/>
      <style:text-properties style:font-name="Times New Roman" fo:font-size="14pt" style:font-size-asian="14pt" style:font-size-complex="14pt"/>
    </style:style>
    <style:style style:name="P27" style:family="paragraph" style:parent-style-name="Heading_20_1">
      <style:paragraph-properties fo:text-align="justify" style:justify-single-word="false"/>
      <style:text-properties style:font-name="Times New Roman"/>
    </style:style>
    <style:style style:name="P28" style:family="paragraph" style:parent-style-name="Heading_20_1">
      <style:paragraph-properties fo:text-align="justify" style:justify-single-word="false"/>
    </style:style>
    <style:style style:name="P29" style:family="paragraph" style:parent-style-name="Heading_20_1">
      <style:text-properties fo:font-size="16.1000003814697pt" style:font-size-asian="16.1000003814697pt" style:font-size-complex="16.1000003814697pt"/>
    </style:style>
    <style:style style:name="P30"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31" style:family="paragraph" style:parent-style-name="Standard" style:list-style-name="L25">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Times New Roman" fo:font-size="14pt" style:font-size-asian="14pt" style:font-size-complex="14pt"/>
    </style:style>
    <style:style style:name="P33" style:family="paragraph" style:parent-style-name="Standard" style:list-style-name="L1">
      <style:paragraph-properties fo:text-align="justify" style:justify-single-word="false"/>
      <style:text-properties style:font-name="Times New Roman" fo:font-size="14pt" style:font-size-asian="14pt" style:font-size-complex="14pt"/>
    </style:style>
    <style:style style:name="P34" style:family="paragraph" style:parent-style-name="Standard" style:list-style-name="L1">
      <style:paragraph-properties fo:text-align="justify" style:justify-single-word="false"/>
      <style:text-properties style:font-name="Times New Roman" fo:font-size="14pt" style:font-size-asian="14pt" style:font-size-complex="14pt"/>
    </style:style>
    <style:style style:name="P35" style:family="paragraph" style:parent-style-name="Standard" style:list-style-name="L2">
      <style:paragraph-properties fo:text-align="justify" style:justify-single-word="false"/>
      <style:text-properties style:font-name="Times New Roman" fo:font-size="14pt" style:font-size-asian="14pt" style:font-size-complex="14pt"/>
    </style:style>
    <style:style style:name="P36" style:family="paragraph" style:parent-style-name="Standard" style:list-style-name="L2">
      <style:paragraph-properties fo:text-align="justify" style:justify-single-word="false"/>
      <style:text-properties style:font-name="Times New Roman" fo:font-size="14pt" style:font-size-asian="14pt" style:font-size-complex="14pt"/>
    </style:style>
    <style:style style:name="P37" style:family="paragraph" style:parent-style-name="Standard" style:list-style-name="L2">
      <style:paragraph-properties fo:text-align="justify" style:justify-single-word="false"/>
      <style:text-properties style:font-name="Times New Roman" fo:font-size="14pt" style:font-size-asian="14pt" style:font-size-complex="14pt"/>
    </style:style>
    <style:style style:name="P38" style:family="paragraph" style:parent-style-name="Standard" style:list-style-name="L3">
      <style:paragraph-properties fo:text-align="justify" style:justify-single-word="false"/>
      <style:text-properties style:font-name="Times New Roman" fo:font-size="14pt" style:font-size-asian="14pt" style:font-size-complex="14pt"/>
    </style:style>
    <style:style style:name="P39" style:family="paragraph" style:parent-style-name="Standard" style:list-style-name="L3">
      <style:paragraph-properties fo:text-align="justify" style:justify-single-word="false"/>
      <style:text-properties style:font-name="Times New Roman" fo:font-size="14pt" style:font-size-asian="14pt" style:font-size-complex="14pt"/>
    </style:style>
    <style:style style:name="P40" style:family="paragraph" style:parent-style-name="Standard" style:list-style-name="L4">
      <style:paragraph-properties fo:text-align="justify" style:justify-single-word="false"/>
      <style:text-properties style:font-name="Times New Roman" fo:font-size="14pt" style:font-size-asian="14pt" style:font-size-complex="14pt"/>
    </style:style>
    <style:style style:name="P41" style:family="paragraph" style:parent-style-name="Standard" style:list-style-name="L4">
      <style:paragraph-properties fo:text-align="justify" style:justify-single-word="false"/>
      <style:text-properties style:font-name="Times New Roman" fo:font-size="14pt" style:font-size-asian="14pt" style:font-size-complex="14pt"/>
    </style:style>
    <style:style style:name="P42"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3"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4"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5"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6"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7"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8"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49"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50"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51"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52" style:family="paragraph" style:parent-style-name="Standard" style:list-style-name="L5">
      <style:paragraph-properties fo:text-align="justify" style:justify-single-word="false"/>
      <style:text-properties style:font-name="Times New Roman" fo:font-size="14pt" style:font-size-asian="14pt" style:font-size-complex="14pt"/>
    </style:style>
    <style:style style:name="P53" style:family="paragraph" style:parent-style-name="Standard" style:list-style-name="L6">
      <style:paragraph-properties fo:text-align="justify" style:justify-single-word="false"/>
      <style:text-properties style:font-name="Times New Roman" fo:font-size="14pt" style:font-size-asian="14pt" style:font-size-complex="14pt"/>
    </style:style>
    <style:style style:name="P54" style:family="paragraph" style:parent-style-name="Standard" style:list-style-name="L6">
      <style:paragraph-properties fo:text-align="justify" style:justify-single-word="false"/>
      <style:text-properties style:font-name="Times New Roman" fo:font-size="14pt" style:font-size-asian="14pt" style:font-size-complex="14pt"/>
    </style:style>
    <style:style style:name="P55" style:family="paragraph" style:parent-style-name="Standard" style:list-style-name="L6">
      <style:paragraph-properties fo:text-align="justify" style:justify-single-word="false"/>
      <style:text-properties style:font-name="Times New Roman" fo:font-size="14pt" style:font-size-asian="14pt" style:font-size-complex="14pt"/>
    </style:style>
    <style:style style:name="P56" style:family="paragraph" style:parent-style-name="Standard" style:list-style-name="L7">
      <style:paragraph-properties fo:text-align="justify" style:justify-single-word="false"/>
      <style:text-properties style:font-name="Times New Roman" fo:font-size="14pt" style:font-size-asian="14pt" style:font-size-complex="14pt"/>
    </style:style>
    <style:style style:name="P57" style:family="paragraph" style:parent-style-name="Standard" style:list-style-name="L7">
      <style:paragraph-properties fo:text-align="justify" style:justify-single-word="false"/>
      <style:text-properties style:font-name="Times New Roman" fo:font-size="14pt" style:font-size-asian="14pt" style:font-size-complex="14pt"/>
    </style:style>
    <style:style style:name="P58" style:family="paragraph" style:parent-style-name="Standard" style:list-style-name="L7">
      <style:paragraph-properties fo:text-align="justify" style:justify-single-word="false"/>
      <style:text-properties style:font-name="Times New Roman" fo:font-size="14pt" style:font-size-asian="14pt" style:font-size-complex="14pt"/>
    </style:style>
    <style:style style:name="P59" style:family="paragraph" style:parent-style-name="Standard" style:list-style-name="L8">
      <style:paragraph-properties fo:text-align="justify" style:justify-single-word="false"/>
      <style:text-properties style:font-name="Times New Roman" fo:font-size="14pt" style:font-size-asian="14pt" style:font-size-complex="14pt"/>
    </style:style>
    <style:style style:name="P60" style:family="paragraph" style:parent-style-name="Standard" style:list-style-name="L8">
      <style:paragraph-properties fo:text-align="justify" style:justify-single-word="false"/>
      <style:text-properties style:font-name="Times New Roman" fo:font-size="14pt" style:font-size-asian="14pt" style:font-size-complex="14pt"/>
    </style:style>
    <style:style style:name="P61" style:family="paragraph" style:parent-style-name="Standard" style:list-style-name="L9">
      <style:paragraph-properties fo:text-align="justify" style:justify-single-word="false"/>
      <style:text-properties style:font-name="Times New Roman" fo:font-size="14pt" style:font-size-asian="14pt" style:font-size-complex="14pt"/>
    </style:style>
    <style:style style:name="P62" style:family="paragraph" style:parent-style-name="Standard" style:list-style-name="L9">
      <style:paragraph-properties fo:text-align="justify" style:justify-single-word="false"/>
      <style:text-properties style:font-name="Times New Roman" fo:font-size="14pt" style:font-size-asian="14pt" style:font-size-complex="14pt"/>
    </style:style>
    <style:style style:name="P63" style:family="paragraph" style:parent-style-name="Standard" style:list-style-name="L9">
      <style:paragraph-properties fo:text-align="justify" style:justify-single-word="false"/>
      <style:text-properties style:font-name="Times New Roman" fo:font-size="14pt" style:font-size-asian="14pt" style:font-size-complex="14pt"/>
    </style:style>
    <style:style style:name="P64" style:family="paragraph" style:parent-style-name="Standard" style:list-style-name="L9">
      <style:paragraph-properties fo:text-align="justify" style:justify-single-word="false"/>
      <style:text-properties style:font-name="Times New Roman" fo:font-size="14pt" style:font-size-asian="14pt" style:font-size-complex="14pt"/>
    </style:style>
    <style:style style:name="P65"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66" style:family="paragraph" style:parent-style-name="Standard" style:list-style-name="L11">
      <style:paragraph-properties fo:text-align="justify" style:justify-single-word="false"/>
      <style:text-properties style:font-name="Times New Roman" fo:font-size="14pt" style:font-size-asian="14pt" style:font-size-complex="14pt"/>
    </style:style>
    <style:style style:name="P67"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68" style:family="paragraph" style:parent-style-name="Standard" style:list-style-name="L12">
      <style:paragraph-properties fo:text-align="justify" style:justify-single-word="false"/>
      <style:text-properties style:font-name="Times New Roman" fo:font-size="14pt" style:font-size-asian="14pt" style:font-size-complex="14pt"/>
    </style:style>
    <style:style style:name="P69"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70" style:family="paragraph" style:parent-style-name="Standard" style:list-style-name="L13">
      <style:paragraph-properties fo:text-align="justify" style:justify-single-word="false"/>
      <style:text-properties style:font-name="Times New Roman" fo:font-size="14pt" style:font-size-asian="14pt" style:font-size-complex="14pt"/>
    </style:style>
    <style:style style:name="P71" style:family="paragraph" style:parent-style-name="Standard" style:list-style-name="L13">
      <style:paragraph-properties fo:text-align="justify" style:justify-single-word="false"/>
      <style:text-properties style:font-name="Times New Roman" fo:font-size="14pt" style:font-size-asian="14pt" style:font-size-complex="14pt"/>
    </style:style>
    <style:style style:name="P72"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73" style:family="paragraph" style:parent-style-name="Standard" style:list-style-name="L14">
      <style:paragraph-properties fo:text-align="justify" style:justify-single-word="false"/>
      <style:text-properties style:font-name="Times New Roman" fo:font-size="14pt" style:font-size-asian="14pt" style:font-size-complex="14pt"/>
    </style:style>
    <style:style style:name="P74" style:family="paragraph" style:parent-style-name="Standard" style:list-style-name="L14">
      <style:paragraph-properties fo:text-align="justify" style:justify-single-word="false"/>
      <style:text-properties style:font-name="Times New Roman" fo:font-size="14pt" style:font-size-asian="14pt" style:font-size-complex="14pt"/>
    </style:style>
    <style:style style:name="P75"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76" style:family="paragraph" style:parent-style-name="Standard" style:list-style-name="L15">
      <style:paragraph-properties fo:text-align="justify" style:justify-single-word="false"/>
      <style:text-properties style:font-name="Times New Roman" fo:font-size="14pt" style:font-size-asian="14pt" style:font-size-complex="14pt"/>
    </style:style>
    <style:style style:name="P77" style:family="paragraph" style:parent-style-name="Standard" style:list-style-name="L15">
      <style:paragraph-properties fo:text-align="justify" style:justify-single-word="false"/>
      <style:text-properties style:font-name="Times New Roman" fo:font-size="14pt" style:font-size-asian="14pt" style:font-size-complex="14pt"/>
    </style:style>
    <style:style style:name="P78" style:family="paragraph" style:parent-style-name="Standard" style:list-style-name="L15">
      <style:paragraph-properties fo:text-align="justify" style:justify-single-word="false"/>
      <style:text-properties style:font-name="Times New Roman" fo:font-size="14pt" style:font-size-asian="14pt" style:font-size-complex="14pt"/>
    </style:style>
    <style:style style:name="P79"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80" style:family="paragraph" style:parent-style-name="Standard" style:list-style-name="L16">
      <style:paragraph-properties fo:text-align="justify" style:justify-single-word="false"/>
      <style:text-properties style:font-name="Times New Roman" fo:font-size="14pt" style:font-size-asian="14pt" style:font-size-complex="14pt"/>
    </style:style>
    <style:style style:name="P81"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82" style:family="paragraph" style:parent-style-name="Standard" style:list-style-name="L17">
      <style:paragraph-properties fo:text-align="justify" style:justify-single-word="false"/>
      <style:text-properties style:font-name="Times New Roman" fo:font-size="14pt" style:font-size-asian="14pt" style:font-size-complex="14pt"/>
    </style:style>
    <style:style style:name="P83"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84" style:family="paragraph" style:parent-style-name="Standard" style:list-style-name="L18">
      <style:paragraph-properties fo:text-align="justify" style:justify-single-word="false"/>
      <style:text-properties style:font-name="Times New Roman" fo:font-size="14pt" style:font-size-asian="14pt" style:font-size-complex="14pt"/>
    </style:style>
    <style:style style:name="P85" style:family="paragraph" style:parent-style-name="Standard" style:list-style-name="L18">
      <style:paragraph-properties fo:text-align="justify" style:justify-single-word="false"/>
      <style:text-properties style:font-name="Times New Roman" fo:font-size="14pt" style:font-size-asian="14pt" style:font-size-complex="14pt"/>
    </style:style>
    <style:style style:name="P86" style:family="paragraph" style:parent-style-name="Standard" style:list-style-name="L10">
      <style:paragraph-properties fo:text-align="justify" style:justify-single-word="false"/>
      <style:text-properties style:font-name="Times New Roman" fo:font-size="14pt" style:font-size-asian="14pt" style:font-size-complex="14pt"/>
    </style:style>
    <style:style style:name="P87" style:family="paragraph" style:parent-style-name="Standard" style:list-style-name="L19">
      <style:paragraph-properties fo:text-align="justify" style:justify-single-word="false"/>
      <style:text-properties style:font-name="Times New Roman" fo:font-size="14pt" style:font-size-asian="14pt" style:font-size-complex="14pt"/>
    </style:style>
    <style:style style:name="P88" style:family="paragraph" style:parent-style-name="Standard" style:list-style-name="L19">
      <style:paragraph-properties fo:text-align="justify" style:justify-single-word="false"/>
      <style:text-properties style:font-name="Times New Roman" fo:font-size="14pt" style:font-size-asian="14pt" style:font-size-complex="14pt"/>
    </style:style>
    <style:style style:name="P89" style:family="paragraph" style:parent-style-name="Standard" style:list-style-name="L19">
      <style:paragraph-properties fo:text-align="justify" style:justify-single-word="false"/>
      <style:text-properties style:font-name="Times New Roman" fo:font-size="14pt" style:font-size-asian="14pt" style:font-size-complex="14pt"/>
    </style:style>
    <style:style style:name="P90" style:family="paragraph" style:parent-style-name="Standard" style:list-style-name="L19">
      <style:paragraph-properties fo:text-align="justify" style:justify-single-word="false"/>
      <style:text-properties style:font-name="Times New Roman" fo:font-size="14pt" style:font-size-asian="14pt" style:font-size-complex="14pt"/>
    </style:style>
    <style:style style:name="P91" style:family="paragraph" style:parent-style-name="Standard" style:list-style-name="L20">
      <style:paragraph-properties fo:text-align="justify" style:justify-single-word="false"/>
      <style:text-properties style:font-name="Times New Roman" fo:font-size="14pt" style:font-size-asian="14pt" style:font-size-complex="14pt"/>
    </style:style>
    <style:style style:name="P92" style:family="paragraph" style:parent-style-name="Standard" style:list-style-name="L20">
      <style:paragraph-properties fo:text-align="justify" style:justify-single-word="false"/>
      <style:text-properties style:font-name="Times New Roman" fo:font-size="14pt" style:font-size-asian="14pt" style:font-size-complex="14pt"/>
    </style:style>
    <style:style style:name="P93" style:family="paragraph" style:parent-style-name="Standard" style:list-style-name="L21">
      <style:paragraph-properties fo:text-align="justify" style:justify-single-word="false"/>
      <style:text-properties style:font-name="Times New Roman" fo:font-size="14pt" style:font-size-asian="14pt" style:font-size-complex="14pt"/>
    </style:style>
    <style:style style:name="P94" style:family="paragraph" style:parent-style-name="Standard" style:list-style-name="L21">
      <style:paragraph-properties fo:text-align="justify" style:justify-single-word="false"/>
      <style:text-properties style:font-name="Times New Roman" fo:font-size="14pt" style:font-size-asian="14pt" style:font-size-complex="14pt"/>
    </style:style>
    <style:style style:name="P95"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96"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97"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98"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99"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100"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101" style:family="paragraph" style:parent-style-name="Standard" style:list-style-name="L22">
      <style:paragraph-properties fo:text-align="justify" style:justify-single-word="false"/>
      <style:text-properties style:font-name="Times New Roman" fo:font-size="14pt" style:font-size-asian="14pt" style:font-size-complex="14pt"/>
    </style:style>
    <style:style style:name="P102" style:family="paragraph" style:parent-style-name="Standard" style:list-style-name="L23">
      <style:paragraph-properties fo:text-align="justify" style:justify-single-word="false"/>
      <style:text-properties style:font-name="Times New Roman" fo:font-size="14pt" style:font-size-asian="14pt" style:font-size-complex="14pt"/>
    </style:style>
    <style:style style:name="P103" style:family="paragraph" style:parent-style-name="Standard" style:list-style-name="L23">
      <style:paragraph-properties fo:text-align="justify" style:justify-single-word="false"/>
      <style:text-properties style:font-name="Times New Roman" fo:font-size="14pt" style:font-size-asian="14pt" style:font-size-complex="14pt"/>
    </style:style>
    <style:style style:name="P104" style:family="paragraph" style:parent-style-name="Standard" style:list-style-name="L23">
      <style:paragraph-properties fo:text-align="justify" style:justify-single-word="false"/>
      <style:text-properties style:font-name="Times New Roman" fo:font-size="14pt" style:font-size-asian="14pt" style:font-size-complex="14pt"/>
    </style:style>
    <style:style style:name="P105" style:family="paragraph" style:parent-style-name="Standard" style:list-style-name="L24">
      <style:paragraph-properties fo:text-align="justify" style:justify-single-word="false"/>
      <style:text-properties style:font-name="Times New Roman" fo:font-size="14pt" style:font-size-asian="14pt" style:font-size-complex="14pt"/>
    </style:style>
    <style:style style:name="P106" style:family="paragraph" style:parent-style-name="Standard" style:list-style-name="L24">
      <style:paragraph-properties fo:text-align="justify" style:justify-single-word="false"/>
      <style:text-properties style:font-name="Times New Roman" fo:font-size="14pt" style:font-size-asian="14pt" style:font-size-complex="14pt"/>
    </style:style>
    <style:style style:name="P107" style:family="paragraph" style:parent-style-name="Standard" style:list-style-name="L24">
      <style:paragraph-properties fo:text-align="justify" style:justify-single-word="false"/>
      <style:text-properties style:font-name="Times New Roman" fo:font-size="14pt" style:font-size-asian="14pt" style:font-size-complex="14pt"/>
    </style:style>
    <style:style style:name="P108"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09"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10"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11"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12"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13" style:family="paragraph" style:parent-style-name="Standard" style:list-style-name="L26">
      <style:paragraph-properties fo:text-align="justify" style:justify-single-word="false"/>
      <style:text-properties style:font-name="Times New Roman" fo:font-size="14pt" style:font-size-asian="14pt" style:font-size-complex="14pt"/>
    </style:style>
    <style:style style:name="P114" style:family="paragraph" style:parent-style-name="Standard" style:list-style-name="L2">
      <style:paragraph-properties fo:text-align="justify" style:justify-single-word="false"/>
      <style:text-properties style:font-name="Times New Roman" fo:font-size="14pt" style:font-size-asian="14pt" style:font-size-complex="14pt"/>
    </style:style>
    <style:style style:name="P115" style:family="paragraph" style:parent-style-name="Standard" style:list-style-name="L2">
      <style:paragraph-properties fo:text-align="justify" style:justify-single-word="false"/>
      <style:text-properties style:font-name="Times New Roman" fo:font-size="14pt" style:font-size-asian="14pt" style:font-size-complex="14pt"/>
    </style:style>
    <style:style style:name="P116" style:family="paragraph" style:parent-style-name="Standard">
      <style:paragraph-properties fo:text-align="center" style:justify-single-word="false"/>
      <style:text-properties style:font-name="Times New Roman" fo:font-size="14pt" style:font-size-asian="14pt" style:font-size-complex="14pt"/>
    </style:style>
    <style:style style:name="P117" style:family="paragraph" style:parent-style-name="Standard">
      <style:paragraph-properties fo:text-align="justify" style:justify-single-word="false"/>
      <style:text-properties style:font-name="Times New Roman" fo:font-size="14pt" fo:font-style="italic" style:font-size-asian="14pt" style:font-style-asian="italic" style:font-size-complex="14pt" style:font-style-complex="italic"/>
    </style:style>
    <style:style style:name="P118" style:family="paragraph" style:parent-style-name="Standard">
      <style:paragraph-properties fo:text-align="justify" style:justify-single-word="false" style:text-autospace="none"/>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119" style:family="paragraph" style:parent-style-name="Standard">
      <style:paragraph-properties fo:text-align="center" style:justify-single-word="false"/>
      <style:text-properties fo:color="#000000" style:font-name="Times New Roman" fo:font-size="14pt" fo:font-weight="normal" style:font-name-asian="Courier New" style:font-size-asian="14pt" style:font-weight-asian="normal" style:font-name-complex="Courier New" style:font-size-complex="14pt" style:font-weight-complex="normal"/>
    </style:style>
    <style:style style:name="P120" style:family="paragraph" style:parent-style-name="Standard">
      <style:paragraph-properties fo:text-align="justify" style:justify-single-word="false" style:text-autospace="none"/>
      <style:text-properties fo:color="#0000ff" style:font-name="Courier New" fo:font-size="11pt" fo:font-weight="bold" style:font-name-asian="Courier New" style:font-size-asian="11pt" style:font-weight-asian="bold" style:font-name-complex="Courier New" style:font-size-complex="11pt" style:font-weight-complex="bold"/>
    </style:style>
    <style:style style:name="P121" style:family="paragraph" style:parent-style-name="Standard">
      <style:paragraph-properties fo:text-align="justify" style:justify-single-word="false" style:text-autospace="none"/>
      <style:text-properties fo:color="#006400" style:font-name="Courier New" fo:font-size="11pt" fo:font-weight="normal" style:font-name-asian="Courier New" style:font-size-asian="11pt" style:font-weight-asian="normal" style:font-name-complex="Courier New" style:font-size-complex="11pt" style:font-weight-complex="normal"/>
    </style:style>
    <style:style style:name="P122" style:family="paragraph" style:parent-style-name="Standard">
      <style:paragraph-properties fo:text-align="justify" style:justify-single-word="false" style:text-autospace="none"/>
      <style:text-properties fo:color="#006400" style:font-name="Courier New" fo:font-size="11pt" style:font-name-asian="Courier New" style:font-size-asian="11pt" style:font-name-complex="Courier New" style:font-size-complex="11pt"/>
    </style:style>
    <style:style style:name="P123" style:family="paragraph" style:parent-style-name="Standard">
      <style:paragraph-properties fo:text-align="justify" style:justify-single-word="false"/>
      <style:text-properties style:use-window-font-color="true" style:text-outline="false" style:text-line-through-style="none"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P124" style:family="paragraph" style:parent-style-name="Heading_20_1">
      <style:text-properties style:font-name="Times New Roman" fo:font-size="14pt" style:font-size-asian="14pt" style:font-size-complex="14pt"/>
    </style:style>
    <style:style style:name="P125" style:family="paragraph" style:parent-style-name="Heading_20_1">
      <style:text-properties style:font-name="Times New Roman" fo:font-size="14pt" fo:font-weight="bold" style:font-size-asian="14pt" style:font-weight-asian="bold" style:font-size-complex="14pt" style:font-weight-complex="bold"/>
    </style:style>
    <style:style style:name="P126" style:family="paragraph" style:parent-style-name="Footer" style:list-style-name="Numbering_20_5">
      <style:paragraph-properties fo:text-align="center" style:justify-single-word="false"/>
    </style:style>
    <style:style style:name="P127" style:family="paragraph" style:parent-style-name="Preformatted_20_Text_20__28_user_29_" style:list-style-name="RTF_5f_Num_20_8">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28" style:family="paragraph" style:parent-style-name="Preformatted_20_Text_20__28_user_29_" style:list-style-name="RTF_5f_Num_20_8">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29" style:family="paragraph" style:parent-style-name="Preformatted_20_Text_20__28_user_29_" style:list-style-name="RTF_5f_Num_20_7">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0" style:family="paragraph" style:parent-style-name="Preformatted_20_Text_20__28_user_29_" style:list-style-name="RTF_5f_Num_20_7">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1" style:family="paragraph" style:parent-style-name="Preformatted_20_Text_20__28_user_29_" style:list-style-name="RTF_5f_Num_20_7">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2" style:family="paragraph" style:parent-style-name="Preformatted_20_Text_20__28_user_29_" style:list-style-name="RTF_5f_Num_20_7">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3" style:family="paragraph" style:parent-style-name="Preformatted_20_Text_20__28_user_29_" style:list-style-name="RTF_5f_Num_20_7">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4"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5"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6"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7"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8"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39" style:family="paragraph" style:parent-style-name="Preformatted_20_Text_20__28_user_29_" style:list-style-name="RTF_5f_Num_20_5">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0" style:family="paragraph" style:parent-style-name="Preformatted_20_Text_20__28_user_29_" style:list-style-name="RTF_5f_Num_20_6">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1" style:family="paragraph" style:parent-style-name="Preformatted_20_Text_20__28_user_29_" style:list-style-name="RTF_5f_Num_20_6">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2" style:family="paragraph" style:parent-style-name="Preformatted_20_Text_20__28_user_29_" style:list-style-name="RTF_5f_Num_20_6">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3" style:family="paragraph" style:parent-style-name="Preformatted_20_Text_20__28_user_29_" style:list-style-name="RTF_5f_Num_20_6">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4" style:family="paragraph" style:parent-style-name="Preformatted_20_Text_20__28_user_29_" style:list-style-name="RTF_5f_Num_20_4">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5" style:family="paragraph" style:parent-style-name="Preformatted_20_Text_20__28_user_29_" style:list-style-name="RTF_5f_Num_20_4">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6" style:family="paragraph" style:parent-style-name="Preformatted_20_Text_20__28_user_29_" style:list-style-name="RTF_5f_Num_20_4">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7" style:family="paragraph" style:parent-style-name="Preformatted_20_Text_20__28_user_29_" style:list-style-name="RTF_5f_Num_20_4">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8" style:family="paragraph" style:parent-style-name="Preformatted_20_Text_20__28_user_29_" style:list-style-name="RTF_5f_Num_20_3">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49" style:family="paragraph" style:parent-style-name="Preformatted_20_Text_20__28_user_29_" style:list-style-name="RTF_5f_Num_20_2">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50" style:family="paragraph" style:parent-style-name="Preformatted_20_Text_20__28_user_29_" style:list-style-name="RTF_5f_Num_20_2">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51" style:family="paragraph" style:parent-style-name="Preformatted_20_Text_20__28_user_29_" style:list-style-name="RTF_5f_Num_20_2">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52" style:family="paragraph" style:parent-style-name="Preformatted_20_Text_20__28_user_29_" style:list-style-name="RTF_5f_Num_20_3">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53" style:family="paragraph" style:parent-style-name="Preformatted_20_Text_20__28_user_29_" style:list-style-name="RTF_5f_Num_20_3">
      <style:paragraph-properties fo:margin-left="0cm" fo:margin-right="0cm" fo:text-align="justify" style:justify-single-word="false" fo:text-indent="0cm" style:auto-text-indent="false" style:writing-mode="lr-tb">
        <style:tab-stops/>
      </style:paragraph-properties>
      <style:text-properties style:font-name="Times New Roman" fo:font-size="14pt" fo:language="en" fo:country="US" style:font-size-asian="14pt" style:font-size-complex="14pt"/>
    </style:style>
    <style:style style:name="P154" style:family="paragraph" style:parent-style-name="Preformatted_20_Text_20__28_user_29_" style:list-style-name="RTF_5f_Num_20_4">
      <style:paragraph-properties fo:margin-left="0cm" fo:margin-right="0cm" fo:text-align="justify" style:justify-single-word="false" fo:text-indent="0cm" style:auto-text-indent="false" style:writing-mode="lr-tb">
        <style:tab-stops/>
      </style:paragraph-properties>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fo:font-size="14pt" fo:language="en" fo:country="US" style:font-size-asian="14pt" style:font-size-complex="14pt"/>
    </style:style>
    <style:style style:name="T5" style:family="text">
      <style:text-properties style:font-name="Times New Roman" fo:font-size="14pt" fo:language="en" fo:country="US" fo:font-weight="bold" style:font-size-asian="14pt" style:font-weight-asian="bold" style:font-size-complex="14pt" style:font-weight-complex="bold"/>
    </style:style>
    <style:style style:name="T6" style:family="text">
      <style:text-properties fo:color="#000000" style:font-name="Courier New" fo:font-size="11pt" style:font-name-asian="Courier New" style:font-size-asian="11pt" style:font-name-complex="Courier New" style:font-size-complex="11pt"/>
    </style:style>
    <style:style style:name="T7" style:family="text">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T8" style:family="text">
      <style:text-properties fo:color="#000000" style:font-name="Courier New" fo:font-size="11pt" fo:font-weight="bold" style:font-name-asian="Courier New" style:font-size-asian="11pt" style:font-weight-asian="bold" style:font-name-complex="Courier New" style:font-size-complex="11pt" style:font-weight-complex="bold"/>
    </style:style>
    <style:style style:name="T9" style:family="text">
      <style:text-properties fo:color="#000000" style:font-name="Times New Roman" fo:font-size="14pt" fo:font-weight="normal" style:font-name-asian="Courier New" style:font-size-asian="14pt" style:font-weight-asian="normal" style:font-name-complex="Courier New" style:font-size-complex="14pt" style:font-weight-complex="normal"/>
    </style:style>
    <style:style style:name="T10" style:family="text">
      <style:text-properties fo:color="#006400" style:font-name="Courier New" fo:font-size="11pt" style:font-name-asian="Courier New" style:font-size-asian="11pt" style:font-name-complex="Courier New" style:font-size-complex="11pt"/>
    </style:style>
    <style:style style:name="T11" style:family="text">
      <style:text-properties fo:color="#006400" style:font-name="Courier New" fo:font-size="11pt" fo:font-weight="normal" style:font-name-asian="Courier New" style:font-size-asian="11pt" style:font-weight-asian="normal" style:font-name-complex="Courier New" style:font-size-complex="11pt" style:font-weight-complex="normal"/>
    </style:style>
    <style:style style:name="T12" style:family="text">
      <style:text-properties fo:color="#008b8b" style:font-name="Courier New" fo:font-size="11pt" fo:font-weight="bold" style:font-name-asian="Courier New" style:font-size-asian="11pt" style:font-weight-asian="bold" style:font-name-complex="Courier New" style:font-size-complex="11pt" style:font-weight-complex="bold"/>
    </style:style>
    <style:style style:name="T13" style:family="text">
      <style:text-properties fo:color="#191970" style:font-name="Courier New" fo:font-size="11pt" fo:font-weight="bold" style:font-name-asian="Courier New" style:font-size-asian="11pt" style:font-weight-asian="bold" style:font-name-complex="Courier New" style:font-size-complex="11pt" style:font-weight-complex="bold"/>
    </style:style>
    <style:style style:name="T14" style:family="text">
      <style:text-properties fo:color="#008080" style:font-name="Courier New" fo:font-size="11pt" fo:font-weight="bold" style:font-name-asian="Courier New" style:font-size-asian="11pt" style:font-weight-asian="bold" style:font-name-complex="Courier New" style:font-size-complex="11pt" style:font-weight-complex="bold"/>
    </style:style>
    <style:style style:name="T15" style:family="text">
      <style:text-properties fo:color="#0000ff" style:font-name="Courier New" fo:font-size="11pt" fo:font-weight="bold" style:font-name-asian="Courier New" style:font-size-asian="11pt" style:font-weight-asian="bold" style:font-name-complex="Courier New" style:font-size-complex="11pt" style:font-weight-complex="bold"/>
    </style:style>
    <style:style style:name="T16" style:family="text">
      <style:text-properties fo:color="#0000ff" style:font-name="Courier New" fo:font-size="11pt" fo:font-weight="normal" style:font-name-asian="Courier New" style:font-size-asian="11pt" style:font-weight-asian="normal" style:font-name-complex="Courier New" style:font-size-complex="11pt" style:font-weight-complex="normal"/>
    </style:style>
    <style:style style:name="T17" style:family="text">
      <style:text-properties fo:color="#00008b" style:font-name="Courier New" fo:font-size="11pt" fo:font-weight="normal" style:font-name-asian="Courier New" style:font-size-asian="11pt" style:font-weight-asian="normal" style:font-name-complex="Courier New" style:font-size-complex="11pt" style:font-weight-complex="normal"/>
    </style:style>
    <style:style style:name="T18" style:family="text">
      <style:text-properties fo:color="#000080" style:font-name="Courier New" fo:font-size="11pt" fo:font-weight="normal" style:font-name-asian="Courier New" style:font-size-asian="11pt" style:font-weight-asian="normal" style:font-name-complex="Courier New" style:font-size-complex="11pt" style:font-weight-complex="normal"/>
    </style:style>
    <style:style style:name="T19" style:family="text">
      <style:text-properties fo:color="#000080" style:font-name="Times New Roman" fo:font-size="14pt" style:text-underline-style="solid" style:text-underline-width="auto" style:text-underline-color="font-color" style:font-name-asian="Times New Roman" style:font-size-asian="14pt" style:font-name-complex="Times New Roman" style:font-size-complex="14pt"/>
    </style:style>
    <style:style style:name="T20" style:family="text">
      <style:text-properties fo:color="#000080" style:font-name="Times New Roman" fo:font-size="14pt" fo:language="en" fo:country="US" style:text-underline-style="solid" style:text-underline-width="auto" style:text-underline-color="font-color" style:font-name-asian="Times New Roman" style:font-size-asian="14pt" style:font-name-complex="Times New Roman" style:font-size-complex="14pt"/>
    </style:style>
    <style:style style:name="T21" style:family="text">
      <style:text-properties fo:color="#ff0000" style:font-name="Courier New" fo:font-size="11pt" fo:font-weight="bold" style:font-name-asian="Courier New" style:font-size-asian="11pt" style:font-weight-asian="bold" style:font-name-complex="Courier New" style:font-size-complex="11pt" style:font-weight-complex="bold"/>
    </style:style>
    <style:style style:name="T22" style:family="text">
      <style:text-properties fo:color="#ff0000" style:font-name="Courier New" fo:font-size="11pt" fo:font-weight="normal" style:font-name-asian="Courier New" style:font-size-asian="11pt" style:font-weight-asian="normal" style:font-name-complex="Courier New" style:font-size-complex="11pt" style:font-weight-complex="normal"/>
    </style:style>
    <style:style style:name="T23" style:family="text">
      <style:text-properties fo:color="#ff00ff" style:font-name="Courier New" fo:font-size="11pt" fo:font-weight="normal" style:font-name-asian="Courier New" style:font-size-asian="11pt" style:font-weight-asian="normal" style:font-name-complex="Courier New" style:font-size-complex="11pt" style:font-weight-complex="normal"/>
    </style:style>
    <style:style style:name="T24" style:family="text">
      <style:text-properties fo:font-weight="bold" style:font-weight-asian="bold" style:font-weight-complex="bold"/>
    </style:style>
    <style:style style:name="T25" style:family="text">
      <style:text-properties style:font-weight-asian="normal" style:font-weight-complex="normal"/>
    </style:style>
    <style:style style:name="T26" style:family="text">
      <style:text-properties fo:color="#a52a2a" style:font-name="Courier New" fo:font-size="11pt" style:font-name-asian="Courier New" style:font-size-asian="11pt" style:font-name-complex="Courier New" style:font-size-complex="11pt"/>
    </style:style>
    <style:style style:name="T27" style:family="text">
      <style:text-properties fo:color="#a52a2a" style:font-name="Courier New" fo:font-size="11pt" fo:font-weight="normal" style:font-name-asian="Courier New" style:font-size-asian="11pt" style:font-weight-asian="normal" style:font-name-complex="Courier New" style:font-size-complex="11pt" style:font-weight-complex="normal"/>
    </style:style>
    <style:style style:name="T28" style:family="text">
      <style:text-properties fo:color="#008000" style:font-name="Courier New" fo:font-size="11pt" style:font-name-asian="Courier New" style:font-size-asian="11pt" style:font-name-complex="Courier New" style:font-size-complex="11pt"/>
    </style:style>
    <style:style style:name="T29" style:family="text">
      <style:text-properties fo:color="#ff1493" style:font-name="Courier New" fo:font-size="11pt" fo:font-weight="bold" style:font-name-asian="Courier New" style:font-size-asian="11pt" style:font-weight-asian="bold" style:font-name-complex="Courier New" style:font-size-complex="11pt" style:font-weight-complex="bold"/>
    </style:style>
    <style:style style:name="T30" style:family="text">
      <style:text-properties fo:color="#808080" style:font-name="Courier New" fo:font-size="11pt" fo:font-weight="normal" style:font-name-asian="Courier New" style:font-size-asian="11pt" style:font-weight-asian="normal" style:font-name-complex="Courier New" style:font-size-complex="11pt" style:font-weight-complex="normal"/>
    </style:style>
    <style:style style:name="T31" style:family="text">
      <style:text-properties style:use-window-font-color="true" style:text-outline="false" style:text-line-through-style="none"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32" style:family="text">
      <style:text-properties style:use-window-font-color="true" style:text-outline="false" style:text-line-through-style="none" style:font-name="Times New Roman"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color="#800000" fo:font-weight="bold" style:font-weight-asian="bold" style:font-weight-complex="bold"/>
    </style:style>
    <style:style style:name="T36" style:family="text">
      <style:text-properties fo:color="#800000" style:font-name="Times New Roman" fo:font-size="14pt" fo:language="en" fo:country="US" style:text-underline-style="solid" style:text-underline-width="auto" style:text-underline-color="font-color" style:font-name-asian="Times New Roman" style:font-size-asian="14pt" style:font-name-complex="Times New Roman"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3cm" text:min-label-width="0.635cm"/>
        <style:text-properties style:font-name="StarSymbol2"/>
      </text:list-level-style-bullet>
      <text:list-level-style-bullet text:level="3" text:style-name="Bullet_20_Symbols" style:num-suffix="." text:bullet-char="–">
        <style:list-level-properties text:space-before="2.66cm" text:min-label-width="0.635cm"/>
        <style:text-properties style:font-name="StarSymbol2"/>
      </text:list-level-style-bullet>
      <text:list-level-style-bullet text:level="4" text:style-name="Bullet_20_Symbols" style:num-suffix="." text:bullet-char="–">
        <style:list-level-properties text:space-before="3.99cm" text:min-label-width="0.635cm"/>
        <style:text-properties style:font-name="StarSymbol2"/>
      </text:list-level-style-bullet>
      <text:list-level-style-bullet text:level="5" text:style-name="Bullet_20_Symbols" style:num-suffix="." text:bullet-char="–">
        <style:list-level-properties text:space-before="5.32cm" text:min-label-width="0.635cm"/>
        <style:text-properties style:font-name="StarSymbol2"/>
      </text:list-level-style-bullet>
      <text:list-level-style-bullet text:level="6" text:style-name="Bullet_20_Symbols" style:num-suffix="." text:bullet-char="–">
        <style:list-level-properties text:space-before="6.65cm" text:min-label-width="0.635cm"/>
        <style:text-properties style:font-name="StarSymbol2"/>
      </text:list-level-style-bullet>
      <text:list-level-style-bullet text:level="7" text:style-name="Bullet_20_Symbols" style:num-suffix="." text:bullet-char="–">
        <style:list-level-properties text:space-before="7.98cm" text:min-label-width="0.635cm"/>
        <style:text-properties style:font-name="StarSymbol2"/>
      </text:list-level-style-bullet>
      <text:list-level-style-bullet text:level="8" text:style-name="Bullet_20_Symbols" style:num-suffix="." text:bullet-char="–">
        <style:list-level-properties text:space-before="9.31cm" text:min-label-width="0.635cm"/>
        <style:text-properties style:font-name="StarSymbol2"/>
      </text:list-level-style-bullet>
      <text:list-level-style-bullet text:level="9" text:style-name="Bullet_20_Symbols" style:num-suffix="." text:bullet-char="–">
        <style:list-level-properties text:space-before="10.64cm" text:min-label-width="0.635cm"/>
        <style:text-properties style:font-name="StarSymbol2"/>
      </text:list-level-style-bullet>
      <text:list-level-style-bullet text:level="10" text:style-name="Bullet_20_Symbols" style:num-suffix="." text:bullet-char="–">
        <style:list-level-properties text:space-before="11.97cm" text:min-label-width="0.635cm"/>
        <style:text-properties style:font-name="StarSymbol2"/>
      </text:list-level-style-bullet>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27" text:outline-level="1">Содержание</text:h>
      <text:p text:style-name="P2"/>
      <text:p text:style-name="P2">Задание на курсовое проектирование........................................................................2</text:p>
      <text:p text:style-name="P2">Содержание..................................................................................................................3</text:p>
      <text:p text:style-name="P2">Введение.......................................................................................................................4</text:p>
      <text:p text:style-name="P2">1 Сведения о пакете программ...................................................................................6</text:p>
      <text:p text:style-name="P2"><text:tab/>1.1 Общие сведения...........................................................................................6</text:p>
      <text:p text:style-name="P2"><text:tab/>1.2 Установочный пакет...................................................................................8</text:p>
      <text:p text:style-name="P2">2 Обоснование приемов программирования...........................................................10</text:p>
      <text:p text:style-name="P2"><text:tab/>2.1 Программа-генератор паролей.................................................................11</text:p>
      <text:p text:style-name="P2"><text:tab/>2.2 Программа-инсталлятор сервиса.............................................................13</text:p>
      <text:p text:style-name="P2"><text:tab/>2.3 Программа-сервис.....................................................................................16</text:p>
      <text:p text:style-name="P2"><text:tab/>2.4 Программа для тестирования функций сервиса.....................................19</text:p>
      <text:p text:style-name="P2"><text:tab/>2.5 Программа ручного резервного копирования........................................20</text:p>
      <text:p text:style-name="P2"><text:tab/>2.6 Конфигуратор............................................................................................21</text:p>
      <text:p text:style-name="P2"><text:tab/>2.7 Общие особенности реализации..............................................................23</text:p>
      <text:p text:style-name="P2"><text:tab/>2.8 Ведение лога событий...............................................................................24</text:p>
      <text:p text:style-name="P2"><text:tab/>2.9 Реализация механизма отложенного резервного копирования............25</text:p>
      <text:p text:style-name="P2"><text:tab/>2.10 Хранение, загрузка и проверка настроек..............................................26</text:p>
      <text:p text:style-name="P2"><text:tab/>2.11 Планировщик...........................................................................................27</text:p>
      <text:p text:style-name="P2"><text:tab/>2.12 Цикл резервного копирования...............................................................28</text:p>
      <text:p text:style-name="P2">3 Руководство пользователя системы.....................................................................30</text:p>
      <text:p text:style-name="P2">Заключение................................................................................................................31</text:p>
      <text:p text:style-name="P30">Список использованных источников......................................................................32</text:p>
      <text:p text:style-name="P9">Приложение 1 Файл <text:span text:style-name="T31">configuring</text:span><text:span text:style-name="T2">.rtf.........................................................................33</text:span></text:p>
      <text:p text:style-name="P9">Приложение 2 Файл licenses.rtf(без текстов лицензий)........................................35</text:p>
      <text:p text:style-name="P9">Приложение 3 Файл <text:span text:style-name="T31">requirments</text:span>.rtf.........................................................................36</text:p>
      <text:p text:style-name="P2">Приложение 4 Схема цикла резервного копирования...........................................37</text:p>
      <text:p text:style-name="P2">Приложение 5 Блок-схема основной проверки настроек......................................38</text:p>
      <text:p text:style-name="P2">Приложение 6 Блок-схема остановки и приостановки сервиса............................3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8" text:outline-level="1">Введение</text:h>
      <text:p text:style-name="P2"/>
      <text:p text:style-name="P2"><text:tab/>В настоящее время проблемам резервного копирования уделяется достаточно много внимания. Почему же эта тема до сих пор актуальна? </text:p>
      <text:p text:style-name="P2"><text:tab/>Резервное копирование применяется везде, где данные имеют высокую ценность, поскольку при их утере, порче и т.д. оно позволяет минимизировать финансовые затраты, связанные с восстановлением, уменьшить время, после которого предприятие сможет продолжить свою работу. В этой сфере существует большое количество качественных и недорогих решений.</text:p>
      <text:p text:style-name="P2"><text:tab/>Архивирование данных полезно и для обычных пользователей, но в этом случае мотивы несколько иные:</text:p>
      <text:list text:style-name="L1">
        <text:list-item>
          <text:p text:style-name="P33">Создание <text:span text:style-name="T2">образов разделов с целью сохранения «моментального снимка» системы с установленными и настроенными программами делается, чтобы затем, в случае необходимости (которая возникает, как правило, 1 раз в полгода) сэкономить до 3-4-х часов времени на повторной установке и настройке;</text:span></text:p>
        </text:list-item>
        <text:list-item>
          <text:p text:style-name="P33">Копии отдельных папок и файлов. Обычно это личные документы, настройки программ, файлы с сохранениями из игр и реестры пользователей.</text:p>
        </text:list-item>
      </text:list>
      <text:p text:style-name="P2"><text:tab/>Для создания образов разделов существует минимум 3 проверенных многими пользователями экс-СССР качественных решения: Acronis TrueImage Server 9+, 7-tools Partition imager и Norton ghost. Их цена колеблется от 29 до 40 долларов за лицензию, что делает их доступными почти каждому.</text:p>
      <text:p text:style-name="P2"><text:tab/>А вот среди открытых бесплатных программ для архивирования отдельных файлов и папок особого многообразия нет. Можно выделить 5 главных недостатков в практически всех открытых бесплатных программах, которые стали причинами разработки утилиты:</text:p>
      <text:list text:style-name="L2">
        <text:list-item>
          <text:p text:style-name="P35">не поддерживается UTF-8. То есть имена файлов и папок на русском языке искажаются. Это происходит также и в потенциально кросс-платформенных утилитах резервного копирования(!). Связано это с использованием устаревшего архиватора Zip, подключением соответствующих библиотек через COM-интерфейсы и непродуманной локализацией;</text:p>
        </text:list-item>
        <text:list-item>
          <text:p text:style-name="P35">использование устаревших методов сжатия, которые приводят к росту времени архивирования, 5-8% увеличению объемов архивов;</text:p>
        </text:list-item>
        <text:list-item>
          <text:p text:style-name="P35">перегруженный интерфейс либо консольная реализация вкупе с недостаточной стабильностью работы, которая обусловлена плохой обработкой ошибок;</text:p>
        </text:list-item>
        <text:list-item>
          <text:p text:style-name="P35">отсутствием автоматизации процесса резервного копирования.</text:p>
        </text:list-item>
        <text:list-item>
          <text:p text:style-name="P35">использование малораспространенных языков программирования (perl, php,...), некачественные средства настройки (INI, XML-файлы, для конфигурирования которых необходимо ознакомление с соответствующей документацией), использование встроенного упаковщика.</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1 Сведения о пакете программ</text:h>
      <text:h text:style-name="Heading_20_3" text:outline-level="3">1.1 Общие сведения</text:h>
      <text:p text:style-name="P2"/>
      <text:p text:style-name="P2"><text:tab/>Пакет программ представляет собой утилиту для резервного копирования отдельных файлов и папок. Поддерживает 2 режима архивирования: теневое свервисное и ручное. Для настройки используется GUI-программа.</text:p>
      <text:p text:style-name="P2"/>
      <text:p text:style-name="P4"><text:tab/>Пакет состоит из следующих программ:</text:p>
      <text:list text:style-name="L26">
        <text:list-item>
          <text:p text:style-name="P108">конфигуратора. Эта программа предназначена для настройки общих параметров, задания файлов и папок для архивирования;</text:p>
        </text:list-item>
        <text:list-item>
          <text:p text:style-name="P108">сервиса. Этот сервис обеспечивает автоматизацию процесса резервного копирования. Запускается автоматически при старте системы. Сервис может делать резервные копии с интервалом 1 день в определенные дни недели в заданное время;</text:p>
        </text:list-item>
        <text:list-item>
          <text:p text:style-name="P108">программы-инсталлятора сервиса. Программа создана для встраивания или удаления из системы сервиса;</text:p>
        </text:list-item>
        <text:list-item>
          <text:p text:style-name="P108">программы ручного резервного копирования. Программа написана для того, чтобы у пользователя была возможность по желанию делать резерные копии;</text:p>
        </text:list-item>
        <text:list-item>
          <text:p text:style-name="P108">генератора паролей;</text:p>
        </text:list-item>
        <text:list-item>
          <text:p text:style-name="P108">программы для тестирования функций сервиса. Программа предназначена для совершенствования сервиса и его отладки разработчиками.</text:p>
        </text:list-item>
      </text:list>
      <text:p text:style-name="P2"/>
      <text:p text:style-name="P4"><text:tab/>Требования к программному обеспечению:</text:p>
      <text:list text:style-name="L3">
        <text:list-item>
          <text:p text:style-name="P38">Windows 98 или лучше,</text:p>
        </text:list-item>
        <text:list-item>
          <text:p text:style-name="P38">.Net версии 2.0.5 или выше.</text:p>
        </text:list-item>
      </text:list>
      <text:p text:style-name="P4"/>
      <text:p text:style-name="P4"><text:tab/>Дополнительное программное обеспечение, необходимое для разработки:</text:p>
      <text:list text:style-name="L4">
        <text:list-item>
          <text:p text:style-name="P40">Sharpdevelop 2.1 или выше(или MSVS 2005),</text:p>
        </text:list-item>
        <text:list-item>
          <text:p text:style-name="P40">Inno Setup compiler 5,1 Стандартный. Для создания дистрибутива.</text:p>
        </text:list-item>
      </text:list>
      <text:p text:style-name="P4"/>
      <text:p text:style-name="P4"><text:tab/>Компоненты:</text:p>
      <text:p text:style-name="P2"><text:tab/>В качестве архиватора используется 7-zip 4,44 Betta. Начиная с этой версии бесплатный архиватор Игоря Павлова поддерживает длинные пути (с совокупной длиной более 260 символов) и многопоточное сжатие, которое увеличило более чем в 2,5 раза производительность программы. Лицензия упаковщика - GNU LGPL(которая разрешает использовать программу в коммерческих разработках).</text:p>
      <text:p text:style-name="P4"/>
      <text:p text:style-name="P4"><text:tab/>Лицензия:</text:p>
      <text:p text:style-name="P2"><text:span text:style-name="T2"><text:tab/>Программа распространяется под лицензиями GNU GPL или SPL 1.0 и доступна по адресу: </text:span><text:a xlink:type="simple" xlink:href="http://www.SourceForge.Net/projects/butil"><text:span text:style-name="T2">www.SourceForge.Net/projects/butil</text:span></text:a><text:span text:style-name="T2">. Лицензия GPL не позволяет использовать унаследованные от программы разработки и модификации в коммерческих целях, деньги можно получить только за сопровождение программы и предоставление других услуг (гарантии от убытков, круглосуточная поддержка, быстрое решение проблем и т.д.). Эта лицензия запрещает сублицензировать программу. То есть является довольно жесткой. Вторая лицензия, также известная как SUN PUBLIC LICENSE, намного более демократична: разрешается брать деньги и за продажу лицензий другим людям, если продажа осуществляется первоначальным разработчиком программы или разработчиком любого дополнения к ней, а также лицензия позволяет сублицензировать программу, что очень удобно. Обе лицензии требуют наличия исходного кода в установочном дистрибутиве к программе.</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1.2 Установочный пакет</text:h>
      <text:p text:style-name="P2"/>
      <text:p text:style-name="P2"><text:tab/>Состав установочного пакета программ(рисунок 1):</text:p>
      <text:list text:style-name="L5">
        <text:list-item>
          <text:p text:style-name="P42">установочный пакет 7-zip 4,44 Betta;</text:p>
        </text:list-item>
        <text:list-item>
          <text:p text:style-name="P42">конфигуратор;</text:p>
        </text:list-item>
        <text:list-item>
          <text:p text:style-name="P42">программа для ручного резервного копирования с GUI;</text:p>
        </text:list-item>
        <text:list-item>
          <text:p text:style-name="P42">программа-сервис для автоматического создания резервных копий;</text:p>
        </text:list-item>
        <text:list-item>
          <text:p text:style-name="P42">программа-генератор надежных паролей(с вычислением энтропии);</text:p>
        </text:list-item>
        <text:list-item>
          <text:p text:style-name="P42">инсталлятор сервиса;</text:p>
        </text:list-item>
        <text:list-item>
          <text:p text:style-name="P42">программа для тестирования сервисных функций(для разработчиков);</text:p>
        </text:list-item>
        <text:list-item>
          <text:p text:style-name="P42">документация для пользователей по настройке, лицензиям и обратной связи;</text:p>
        </text:list-item>
        <text:list-item>
          <text:p text:style-name="P42">документация по разработке;</text:p>
        </text:list-item>
        <text:list-item>
          <text:p text:style-name="P42">исходники;</text:p>
        </text:list-item>
        <text:list-item>
          <text:p text:style-name="P42">скрипты для тестирования и создания установочного пакета.</text:p>
        </text:list-item>
      </text:list>
      <text:p text:style-name="P2"/>
      <text:p text:style-name="P2"><text:tab/>Установка разделена на 3 типа:</text:p>
      <text:list text:style-name="L6">
        <text:list-item>
          <text:p text:style-name="P53">полная, при которой устанавливаются все компоненты программы, занимает около 4,3 мегабайт;</text:p>
        </text:list-item>
        <text:list-item>
          <text:p text:style-name="P53">компактная, где устанавливаются только исполняемые файлы и документация – 2,1 мегабайт;</text:p>
        </text:list-item>
        <text:list-item>
          <text:p text:style-name="P53">минимальная(только бинарные файлы) – 1,4 мегабайт.</text:p>
        </text:list-item>
      </text:list>
      <text:p text:style-name="P2"/>
      <text:p text:style-name="P2"><text:tab/>Доступен также режим выборочной установки.</text:p>
      <text:p text:style-name="P2"/>
      <text:p text:style-name="P2"/>
      <text:p text:style-name="P1"><draw:frame draw:style-name="fr1" draw:name="Графический объект1" text:anchor-type="paragraph" svg:x="2.016cm" svg:y="0.088cm" svg:width="13.284cm" svg:height="10.321cm" draw:z-index="0"><draw:image xlink:href="Pictures/20000007000033E3000028501E8ECC69.svm" xlink:type="simple" xlink:show="embed" xlink:actuate="onLoad"/></draw:frame>Рисунок 1 – Компоненты полной установки</text:p>
      <text:p text:style-name="P2"/>
      <text:p text:style-name="P2"><text:tab/>По завершении установки запускаются в следующей последовательности программы:</text:p>
      <text:list text:style-name="L7">
        <text:list-item>
          <text:p text:style-name="P56">мастер установки 7-zip 4.44;</text:p>
        </text:list-item>
        <text:list-item>
          <text:p text:style-name="P56">инсталлятор сервиса. В ходе запуска программы пользователю предлагается установить программу-сервис в систему;</text:p>
        </text:list-item>
        <text:list-item>
          <text:p text:style-name="P56">конфигуратор.</text:p>
        </text:list-item>
      </text:list>
      <text:p text:style-name="P2"><text:tab/>Ниже приведен фрагмент установочного скрипта Inno Setup, в котором показан порядок запуска программ.</text:p>
      <text:p text:style-name="P2"/>
      <table:table table:name="Таблица1" table:style-name="Таблица1">
        <table:table-column table:style-name="Таблица1.A"/>
        <table:table-row>
          <table:table-cell table:style-name="Таблица1.A1" office:value-type="string">
            <text:p text:style-name="P2">[Run]</text:p>
            <text:p text:style-name="P2">; Running installation of 7-zip package</text:p>
            <text:p text:style-name="P2">Filename: "{app}\7z444.exe"; Description: "Internal component 7-zip";</text:p>
            <text:p text:style-name="P2">Filename: "{app}\bin\ServiceInsaller.exe"; Description: "Service Installer";</text:p>
            <text:p text:style-name="P2">Filename: "{app}\bin\BUtil.exe"; Description: "Configuration";</text:p>
          </table:table-cell>
        </table:table-row>
      </table:table>
      <text:p text:style-name="P1">Листинг 1 – Фрагмент установочного скрипта</text:p>
      <text:p text:style-name="P2"/>
      <text:p text:style-name="P2"><text:tab/>При установке программы пользователю предлагается установить ярлыки для генератора паролей и конфигуратора на рабочий стол, создать меню в пункте «Пуск\Программы». </text:p>
      <text:p text:style-name="P2"><text:tab/>Нет ограничений на запуск установочного пакета, то есть установить его сможет не только администратор компьютера, но и обычный пользователь, хотя в этом случае сразу установить 7-zip и сервисную часть программы в операционную систему <text:span text:style-name="T2">не получится </text:span>.</text:p>
      <text:p text:style-name="P2"/>
      <text:h text:style-name="Heading_20_1" text:outline-level="1">2 Обоснование приемов программирования</text:h>
      <text:p text:style-name="P2"/>
      <text:p text:style-name="P2"><text:tab/>Для разработки программы была использована среда .Net, поскольку эта она является современной, бурно развивающейся и потенциально кросс-платформенной, а также содержит большое количество готовых решений, оформленных в виде классов, что заметно облегчает и ускоряет написание программ.</text:p>
      <text:p text:style-name="P2"><text:tab/>Все же при всем этом среда имеет существенный недостаток, который пока еще актуален: для запуска очень немногочисленных .Net программ необходимо загружать .Net виртуальную машину, которая занимает в памяти 22 мегабайта. Начиная с Windows Vista, .Net виртуальная машина находится в памяти постоянно и используется для функционирования самой системы, а с .Net 3.0 в этот пакет включен оптимизатор кода для текущего процессора, поэтому потенциально производительность .Net приложений может быть даже и выше, чем у обычных программ.</text:p>
      <text:p text:style-name="P2"><text:tab/>Почему используется .Net версии 2.0.5 и выше? Дело в том, что в более ранних версиях этой среды не поддерживался запуск приложений с параметрами, а также были очень жесткие ограничения на взаимодействие между процессами, которые нельзя было программно отключить. Это выражалось в том, что порожденный процесс через статический класс не мог обратиться к данным другого процесса.</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1 Программа-генератор паролей</text:h>
      <text:p text:style-name="P2"/>
      <text:p text:style-name="P2"><text:tab/>Интерфейс программы показан на рисунке 2.</text:p>
      <text:p text:style-name="P2"/>
      <text:p text:style-name="P2"/>
      <text:p text:style-name="P1"><draw:frame draw:style-name="fr2" draw:name="Графический объект2" text:anchor-type="paragraph" svg:width="13.628cm" svg:height="10.082cm" draw:z-index="1"><draw:image xlink:href="Pictures/200000070000353B000027629112894C.svm" xlink:type="simple" xlink:show="embed" xlink:actuate="onLoad"/></draw:frame>Рисунок 2 – Интерфейс программы для генерирования стойких паролей</text:p>
      <text:p text:style-name="P2"/>
      <text:p text:style-name="P2"/>
      <text:p text:style-name="P2"><text:tab/>В архиваторе, в котором используются эти пароли, имеется ограничение на длину генерируемых паролей в 256 символов. Пароль может содержать абсолютно любые символы и цифры. </text:p>
      <text:p text:style-name="P2"><text:tab/>Программа создает стойкий пароль на основе расчета энтропии, встроенного в .Net, однако генерирует менее стойкий пароль за счет исключения специальных символов и символов, не латинского происхождения. Почему так происходит?</text:p>
      <text:p text:style-name="P2"><text:tab/>Это происходит из-за того, что программа привязана к механизму реализации передачи параметров, а этот механизм имеет 2 особенности:</text:p>
      <text:list text:style-name="L8">
        <text:list-item>
          <text:p text:style-name="P59">пароль обрабатывается конвертером из Unicode в UTF-8 на Windows XP Eng, на других потенциально поддерживаемых платформах автоматическое преобразование может быть другим,</text:p>
        </text:list-item>
        <text:list-item>
          <text:p text:style-name="P59">помимо первой конвертации происходит еще одна: из UTF-8 в DOS-кодировку, в то время как восстановление из архивов производится в Windows режиме.</text:p>
        </text:list-item>
      </text:list>
      <text:p text:style-name="P2"/>
      <text:p text:style-name="P2"><text:tab/>Ниже на листинге 2 показана часть кода процедуры генерирования пароля:</text:p>
      <text:p text:style-name="P2"/>
      <table:table table:name="Таблица2" table:style-name="Таблица2">
        <table:table-column table:style-name="Таблица2.A"/>
        <table:table-row>
          <table:table-cell table:style-name="Таблица2.A1" office:value-type="string">
            <text:p text:style-name="P2"><text:span text:style-name="T6">RNGCryptoServiceProvider rng </text:span><text:span text:style-name="T10">= </text:span><text:span text:style-name="T12">new </text:span><text:span text:style-name="T13">RNGCryptoServiceProvider</text:span><text:span text:style-name="T11">();</text:span></text:p>
            <text:p text:style-name="P5">&lt;...&gt;</text:p>
            <text:p text:style-name="P11"><text:span text:style-name="T21">byte</text:span><text:span text:style-name="T11">[] </text:span><text:span text:style-name="T7">resultentropy </text:span><text:span text:style-name="T11">= </text:span><text:span text:style-name="T12">new </text:span><text:span text:style-name="T21">byte</text:span><text:span text:style-name="T11">[</text:span><text:span text:style-name="T7">count</text:span><text:span text:style-name="T11">];</text:span></text:p>
            <text:p text:style-name="P11"><text:span text:style-name="T21">byte</text:span><text:span text:style-name="T11">[] </text:span><text:span text:style-name="T7">tempentropy </text:span><text:span text:style-name="T11">= </text:span><text:span text:style-name="T12">new </text:span><text:span text:style-name="T21">byte</text:span><text:span text:style-name="T11">[</text:span><text:span text:style-name="T7">count</text:span><text:span text:style-name="T11">];</text:span></text:p>
            <text:p text:style-name="P5"><text:tab/><text:tab/><text:tab/></text:p>
            <text:p text:style-name="P11"><text:span text:style-name="T7">rng</text:span><text:span text:style-name="T11">.</text:span><text:span text:style-name="T13">GetBytes</text:span><text:span text:style-name="T11">(</text:span><text:span text:style-name="T7">resultentropy</text:span><text:span text:style-name="T11">);</text:span></text:p>
            <text:p text:style-name="P11"><text:span text:style-name="T7">rng</text:span><text:span text:style-name="T11">.</text:span><text:span text:style-name="T13">GetBytes</text:span><text:span text:style-name="T11">(</text:span><text:span text:style-name="T7">tempentropy</text:span><text:span text:style-name="T11">);</text:span></text:p>
            <text:p text:style-name="P5"><text:tab/><text:tab/><text:tab/></text:p>
            <text:p text:style-name="P11"><text:span text:style-name="T15">for </text:span><text:span text:style-name="T11">(</text:span><text:span text:style-name="T21">int </text:span><text:span text:style-name="T7">i </text:span><text:span text:style-name="T11">= </text:span><text:span text:style-name="T17">0</text:span><text:span text:style-name="T11">;</text:span><text:span text:style-name="T7">i </text:span><text:span text:style-name="T11">&lt; </text:span><text:span text:style-name="T7">count</text:span><text:span text:style-name="T11">; </text:span><text:span text:style-name="T7">i</text:span><text:span text:style-name="T11">++)</text:span></text:p>
            <text:p text:style-name="P5">{</text:p>
            <text:p text:style-name="P11"><text:span text:style-name="T11"><text:tab/></text:span><text:span text:style-name="T7">suit </text:span><text:span text:style-name="T11">= </text:span><text:span text:style-name="T12">false</text:span><text:span text:style-name="T11">;</text:span></text:p>
            <text:p text:style-name="P11"><text:span text:style-name="T11"><text:tab/></text:span><text:span text:style-name="T15">do</text:span></text:p>
            <text:p text:style-name="P11"><text:span text:style-name="T15"><text:tab/></text:span><text:span text:style-name="T11">{</text:span></text:p>
            <text:p text:style-name="P11"><text:span text:style-name="T11"><text:tab/><text:tab/></text:span><text:span text:style-name="T7">rng</text:span><text:span text:style-name="T11">.</text:span><text:span text:style-name="T13">GetBytes</text:span><text:span text:style-name="T11">(</text:span><text:span text:style-name="T7">tempentropy</text:span><text:span text:style-name="T11">);</text:span></text:p>
            <text:p text:style-name="P11"><text:span text:style-name="T11"><text:tab/><text:tab/></text:span><text:span text:style-name="T7">ch </text:span><text:span text:style-name="T11">= (</text:span><text:span text:style-name="T21">char</text:span><text:span text:style-name="T11">)(</text:span><text:span text:style-name="T7">tempentropy</text:span><text:span text:style-name="T11">[</text:span><text:span text:style-name="T7">i</text:span><text:span text:style-name="T11">]);</text:span></text:p>
            <text:p text:style-name="P5"><text:tab/><text:tab/><text:tab/><text:tab/><text:tab/></text:p>
            <text:p text:style-name="P11"><text:span text:style-name="T11"><text:tab/><text:tab/></text:span><text:span text:style-name="T15">if </text:span><text:span text:style-name="T11">(((</text:span><text:span text:style-name="T7">ch </text:span><text:span text:style-name="T11">&gt;= </text:span><text:span text:style-name="T23">'a'</text:span><text:span text:style-name="T11">) &amp;&amp; (</text:span><text:span text:style-name="T7">ch </text:span><text:span text:style-name="T11">&lt;=</text:span><text:span text:style-name="T23">'z'</text:span><text:span text:style-name="T11">)) || ((</text:span><text:span text:style-name="T7">ch </text:span><text:span text:style-name="T11">&gt;=</text:span><text:span text:style-name="T23">'0'</text:span><text:span text:style-name="T11">)&amp;&amp;(</text:span><text:span text:style-name="T7">ch </text:span><text:span text:style-name="T11">&lt;= </text:span><text:span text:style-name="T23">'9'</text:span><text:span text:style-name="T11">)) || ((</text:span><text:span text:style-name="T7">ch </text:span><text:span text:style-name="T11">&gt;=</text:span><text:span text:style-name="T23">'A'</text:span><text:span text:style-name="T11">)&amp;&amp;(</text:span><text:span text:style-name="T7">ch </text:span><text:span text:style-name="T11">&lt;=</text:span><text:span text:style-name="T23">'Z'</text:span><text:span text:style-name="T11">))) </text:span><text:span text:style-name="T7">suit </text:span><text:span text:style-name="T11">= </text:span><text:span text:style-name="T12">true</text:span><text:span text:style-name="T11">;</text:span></text:p>
            <text:p text:style-name="P5"><text:tab/><text:tab/><text:tab/><text:tab/></text:p>
            <text:p text:style-name="P5"><text:tab/>}</text:p>
            <text:p text:style-name="P11"><text:span text:style-name="T11"><text:tab/></text:span><text:span text:style-name="T15">while</text:span><text:span text:style-name="T11">(!</text:span><text:span text:style-name="T7">suit</text:span><text:span text:style-name="T11">);</text:span></text:p>
            <text:p text:style-name="P5"><text:tab/><text:tab/><text:tab/><text:tab/><text:tab/></text:p>
            <text:p text:style-name="P11"><text:span text:style-name="T11"><text:tab/></text:span><text:span text:style-name="T7">resultentropy</text:span><text:span text:style-name="T11">[</text:span><text:span text:style-name="T7">i</text:span><text:span text:style-name="T11">] = </text:span><text:span text:style-name="T7">tempentropy</text:span><text:span text:style-name="T11">[</text:span><text:span text:style-name="T7">i</text:span><text:span text:style-name="T11">];</text:span></text:p>
            <text:p text:style-name="P5"><text:tab/><text:tab/><text:tab/><text:tab/></text:p>
            <text:p text:style-name="P5">}</text:p>
            <text:p text:style-name="P5"><text:tab/><text:tab/><text:tab/></text:p>
            <text:p text:style-name="P11"><text:span text:style-name="T15">for </text:span><text:span text:style-name="T11">(</text:span><text:span text:style-name="T21">int </text:span><text:span text:style-name="T7">i </text:span><text:span text:style-name="T11">= </text:span><text:span text:style-name="T17">0</text:span><text:span text:style-name="T11">; </text:span><text:span text:style-name="T7">i </text:span><text:span text:style-name="T11">&lt; </text:span><text:span text:style-name="T7">count</text:span><text:span text:style-name="T11">; </text:span><text:span text:style-name="T7">i</text:span><text:span text:style-name="T11">++) </text:span><text:span text:style-name="T7">temp</text:span><text:span text:style-name="T11">+= </text:span><text:span text:style-name="T7">Convert</text:span><text:span text:style-name="T11">.</text:span><text:span text:style-name="T13">ToChar</text:span><text:span text:style-name="T11">(</text:span><text:span text:style-name="T7">resultentropy</text:span><text:span text:style-name="T11">[</text:span><text:span text:style-name="T7">i</text:span><text:span text:style-name="T11">]);</text:span></text:p>
          </table:table-cell>
        </table:table-row>
      </table:table>
      <text:p text:style-name="P1">Листинг 2 – Фрагмент кода генератора паролей</text:p>
      <text:p text:style-name="P1"/>
      <text:p text:style-name="P1"/>
      <text:p text:style-name="P2"><text:tab/>Как можно заметить, процедура генерирования довольно проста, не нужны никакие привязки ни к текущей дате, ни к аппаратному обеспечению и так далее. Это все уже реализовано в классе RNGCryptoServiceProvider.</text:p>
      <text:p text:style-name="P2"><text:tab/>Разумеется, пользователя ничего не ограничивает задать свой пароль в конфигураторе. Этот пароль будет использоваться, если пройдет 2 проверки: на длину(более 12 символов) и на наличие пробелов внутри.</text:p>
      <text:p text:style-name="P2"><text:tab/>Сгенерированный пароль можно скопировать в буфер одним нажатием на кнопку, а затем выйти из программы.</text:p>
      <text:p text:style-name="P2"><text:tab/>Генератор паролей доступен на рабочем столе, его можно запустить из конфигуратора.</text:p>
      <text:p text:style-name="P2"/>
      <text:p text:style-name="P2"/>
      <text:p text:style-name="P2"/>
      <text:p text:style-name="P2"/>
      <text:p text:style-name="P2"/>
      <text:p text:style-name="P2"/>
      <text:h text:style-name="Heading_20_2" text:outline-level="2">2.2 Программа-инсталлятор сервиса</text:h>
      <text:p text:style-name="P2"/>
      <text:p text:style-name="P2"><text:tab/>Представляет собой приложение, с помощью которого в систему встраивается сервис. Также с помощью этой программы можно удалить сервис из системы, что и нужно сделать ПЕРЕД удалением программы.</text:p>
      <text:p text:style-name="P2"><text:tab/>Скриншот программы представлен ниже на рисунке 3.</text:p>
      <text:p text:style-name="P2"/>
      <text:p text:style-name="P2"/>
      <text:p text:style-name="P1"><draw:frame draw:style-name="fr2" draw:name="Графический объект3" text:anchor-type="paragraph" svg:width="13.945cm" svg:height="9.763cm" draw:z-index="2"><draw:image xlink:href="Pictures/20000007000036790000262465A1D413.svm" xlink:type="simple" xlink:show="embed" xlink:actuate="onLoad"/></draw:frame>Рисунок 3 – Скриншот программы-инсталлятора сервиса</text:p>
      <text:p text:style-name="P2"/>
      <text:p text:style-name="P2"/>
      <text:p text:style-name="P2"><text:tab/>Эта утилита также довольно проста в реализации, но избавляет пользователя от чтения документации по инсталляции и удалению сервисов в среде .Net, консольного взаимодействия с утилитами <text:span text:style-name="T2">.Net</text:span>.</text:p>
      <text:p text:style-name="P2"><text:tab/>Все, что необходимо сделать пользователю – <text:span text:style-name="T2">запустить программу из учетной записи администратора и </text:span>указать, где находится эта утилита. Если сервисная часть программы уже настроена или программа запущена не в режиме администратора, пользователь получит предупреждение об ошибке:</text:p>
      <text:p text:style-name="P2"/>
      <text:p text:style-name="P2"/>
      <text:p text:style-name="P1"><draw:frame draw:style-name="fr2" draw:name="Графический объект4" text:anchor-type="paragraph" svg:width="9.394cm" svg:height="4.553cm" draw:z-index="3"><draw:image xlink:href="Pictures/20000007000024B2000011C845A6BB44.svm" xlink:type="simple" xlink:show="embed" xlink:actuate="onLoad"/></draw:frame>Рисунок 4 – «Универсальное» сообщение об ошибке</text:p>
      <text:p text:style-name="P2"/>
      <text:p text:style-name="P2"/>
      <text:p text:style-name="P2"><text:tab/>В новых версиях программы, вероятно, будет указываться точная причина ошибки. Удаление сервиса из системы производится в этой же программе. Если пользователь решит самостоятельно удалить утилиту и удалит некоторые ключи через реестр, то удалить с помощью штатных средств сервис .Net не удастся. Ключи регистрации сервиса будут присутствовать в реестре(их не может удалить вручную даже администратор) и он будет виден в диспетчере сервисов, но взаимодействовать с ним, увы, будет невозможно.</text:p>
      <text:p text:style-name="P2"><text:tab/>Для удобства работы диалог поиска файла InstallUtil.exe позиционируется на каталоге «c:\windows\Microsoft.Net\FrameWork», в который устанавливаются сборки .Net, а также дается предупреждение, что версия выбираемой сборки должна быть более 2.0.4.</text:p>
      <text:p text:style-name="P2"><text:tab/>Особенности инициализации и деинициализации сервиса представлены в таблице 1.</text:p>
      <text:p text:style-name="P2"/>
      <text:p text:style-name="P2">Таблица 1 – Параметры запуска приложения InstallUtil.exe<text:tab/></text:p>
      <table:table table:name="Таблица3" table:style-name="Таблица3">
        <table:table-column table:style-name="Таблица3.A"/>
        <table:table-column table:style-name="Таблица3.B"/>
        <table:table-row>
          <table:table-cell table:style-name="Таблица3.A1" office:value-type="string">
            <text:p text:style-name="P26">Действие над сервисом</text:p>
          </table:table-cell>
          <table:table-cell table:style-name="Таблица3.B1" office:value-type="string">
            <text:p text:style-name="P26">Командная строка</text:p>
          </table:table-cell>
        </table:table-row>
        <table:table-row>
          <table:table-cell table:style-name="Таблица3.A2" office:value-type="string">
            <text:p text:style-name="P26">Инициализация</text:p>
          </table:table-cell>
          <table:table-cell table:style-name="Таблица3.B2" office:value-type="string">
            <text:p text:style-name="P2">InstallUtil.exe &lt;Путь к сборке&gt;</text:p>
          </table:table-cell>
        </table:table-row>
        <table:table-row>
          <table:table-cell table:style-name="Таблица3.A2" office:value-type="string">
            <text:p text:style-name="P26">Удаление</text:p>
          </table:table-cell>
          <table:table-cell table:style-name="Таблица3.B2" office:value-type="string">
            <text:p text:style-name="P2">InstallUtil.exe -w &lt;Путь к сборке&gt;</text:p>
          </table:table-cell>
        </table:table-row>
      </table:table>
      <text:p text:style-name="P2"/>
      <text:p text:style-name="P2"/>
      <text:p text:style-name="P2"><text:tab/>Программа порождает процесс с необходимыми параметрами и проверяет возвращенный выполнившимся приложением код. Если возвращен 0, значит ошибок при выполнении не было, в ином случае возвращается код ошибки и пользователю показывается «собирательное» сообщение о типичных ошибках.</text:p>
      <text:p text:style-name="P2"><text:tab/>Далее на листинге 3 приведен фрагмент кода запуска установки сервиса:</text:p>
      <text:p text:style-name="P2"/>
      <text:p text:style-name="P2"/>
      <table:table table:name="Таблица4" table:style-name="Таблица4">
        <table:table-column table:style-name="Таблица4.A"/>
        <table:table-row>
          <table:table-cell table:style-name="Таблица4.A1" office:value-type="string">
            <text:p text:style-name="P10"><text:span text:style-name="T7">Process pg </text:span><text:span text:style-name="T11">= </text:span><text:span text:style-name="T12">new </text:span><text:span text:style-name="T13">Process</text:span><text:span text:style-name="T11">();</text:span></text:p>
            <text:p text:style-name="P11"><text:span text:style-name="T7">pg</text:span><text:span text:style-name="T11">.</text:span><text:span text:style-name="T7">StartInfo</text:span><text:span text:style-name="T11">.</text:span><text:span text:style-name="T7">FileName </text:span><text:span text:style-name="T11">= </text:span><text:span text:style-name="T7">FindInstallUtilopenFileDialog</text:span><text:span text:style-name="T11">.</text:span><text:span text:style-name="T7">FileName</text:span><text:span text:style-name="T11">;</text:span></text:p>
            <text:p text:style-name="P11"><text:span text:style-name="T7">pg</text:span><text:span text:style-name="T11">.</text:span><text:span text:style-name="T7">StartInfo</text:span><text:span text:style-name="T11">.</text:span><text:span text:style-name="T7">Arguments </text:span><text:span text:style-name="T11">= </text:span><text:span text:style-name="T7">Application</text:span><text:span text:style-name="T11">.</text:span><text:span text:style-name="T7">StartupPath </text:span><text:span text:style-name="T11">+ </text:span><text:span text:style-name="T16">"\\BUtilService.exe"</text:span><text:span text:style-name="T11">;</text:span></text:p>
            <text:p text:style-name="P6">try</text:p>
            <text:p text:style-name="P5">{</text:p>
            <text:p text:style-name="P11"><text:span text:style-name="T11"><text:s text:c="3"/></text:span><text:span text:style-name="T7">pg</text:span><text:span text:style-name="T11">.</text:span><text:span text:style-name="T13">Start</text:span><text:span text:style-name="T11">();</text:span></text:p>
            <text:p text:style-name="P5">}</text:p>
            <text:p text:style-name="P11"><text:span text:style-name="T14">catch </text:span><text:span text:style-name="T11">(</text:span><text:span text:style-name="T7">Exception exc</text:span><text:span text:style-name="T11">)</text:span></text:p>
            <text:p text:style-name="P5">{</text:p>
            <text:p text:style-name="P11"><text:span text:style-name="T11"><text:s text:c="3"/></text:span><text:span text:style-name="T7">MessageBox</text:span><text:span text:style-name="T11">.</text:span><text:span text:style-name="T13">Show</text:span><text:span text:style-name="T11">(</text:span><text:span text:style-name="T16">"Could not register service because &lt;...&gt;</text:span><text:span text:style-name="T11">);</text:span></text:p>
            <text:p text:style-name="P11"><text:span text:style-name="T11"><text:s text:c="3"/></text:span><text:span text:style-name="T18">return</text:span><text:span text:style-name="T11">;</text:span></text:p>
            <text:p text:style-name="P5">}</text:p>
            <text:p text:style-name="P118"/>
            <text:p text:style-name="P11"><text:span text:style-name="T7">pg</text:span><text:span text:style-name="T11">.</text:span><text:span text:style-name="T13">WaitForExit</text:span><text:span text:style-name="T11">();</text:span></text:p>
            <text:p text:style-name="P120"/>
            <text:p text:style-name="P11"><text:span text:style-name="T15">if </text:span><text:span text:style-name="T11">(</text:span><text:span text:style-name="T7">pg</text:span><text:span text:style-name="T11">.</text:span><text:span text:style-name="T7">ExitCode </text:span><text:span text:style-name="T11">!= </text:span><text:span text:style-name="T17">0</text:span><text:span text:style-name="T11">)</text:span></text:p>
            <text:p text:style-name="P5">{</text:p>
            <text:p text:style-name="P11"><text:span text:style-name="T11"><text:s text:c="3"/></text:span><text:span text:style-name="T7">MessageBox</text:span><text:span text:style-name="T11">.</text:span><text:span text:style-name="T13">Show</text:span><text:span text:style-name="T11">(</text:span><text:span text:style-name="T16">"Installutil returned erroneous code. Please check that you \n1) Runned this program as an administrator \n2) Specified right version of InstallUtil \n3) Installed program properly\n4) Have .Net 2+ framework intsalled\n5) Maybe this service is already installed"</text:span><text:span text:style-name="T11">, </text:span><text:span text:style-name="T16">"Usefull information"</text:span><text:span text:style-name="T11">, </text:span><text:span text:style-name="T7">MessageBoxButtons</text:span><text:span text:style-name="T11">.</text:span><text:span text:style-name="T7">OK</text:span><text:span text:style-name="T11">, </text:span><text:span text:style-name="T7">MessageBoxIcon</text:span><text:span text:style-name="T11">.</text:span><text:span text:style-name="T7">Error</text:span><text:span text:style-name="T11">);</text:span></text:p>
            <text:p text:style-name="P11"><text:span text:style-name="T11"><text:s text:c="3"/></text:span><text:span text:style-name="T18">return</text:span><text:span text:style-name="T11">;</text:span></text:p>
            <text:p text:style-name="P5">}</text:p>
          </table:table-cell>
        </table:table-row>
      </table:table>
      <text:p text:style-name="P1">Листинг 3 – Фрагмент кода, инициализирующего запуск утилиты installUtil.exe</text:p>
      <text:p text:style-name="P2"/>
      <text:p text:style-name="P2"/>
      <text:p text:style-name="P2"><text:tab/>Установка сервиса, однако, не такая простая задача, как может показаться на первый взгляд. Она требует определенного строения программы-сервиса и наличия доступных извне сборки замещенных классов инициализации сервиса. Эти моменты будут рассмотрены далее.</text:p>
      <text:p text:style-name="P2"><text:tab/>Почему инсталлятор сервиса не был включен в сам сервис? Такой вариант был возможен. Однако этот вариант сильно усложнил <text:span text:style-name="T2">бы </text:span>логику программы(так как требовалось бы определять, сервис запускают как сервис или как инсталлятор, была бы необходима реализация сложной системы отката установки/удаления сервиса из системы в случае непредвиденных обстоятельств или невозможности продолжить) и к тому же пользователю для установки сервиса и его удаления пришлось бы изучать документацию, запускать консольный режим...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3 Программа-сервис</text:h>
      <text:p text:style-name="P2"/>
      <text:p text:style-name="P2"><text:tab/>Программа сервис будет рассмотрена вне механизмов работы резервного копирования.</text:p>
      <text:p text:style-name="P2"><text:tab/>Для реализации программы-сервиса на .Net необходимо в сборке создать унаследованный от<text:span text:style-name="T2"> System.ServiceProcess.ServiceBase класс и заместить в нем следующие виртуальные методы:</text:span></text:p>
      <text:p text:style-name="P2">protected override void <text:span text:style-name="T24">OnStart</text:span>(string[] args)</text:p>
      <text:p text:style-name="P2">protected override void <text:span text:style-name="T24">OnStop</text:span>()</text:p>
      <text:p text:style-name="P2">protected override void <text:span text:style-name="T24">OnShutdown</text:span>()</text:p>
      <text:p text:style-name="P2">protected override void <text:span text:style-name="T24">OnPause</text:span>()</text:p>
      <text:p text:style-name="P2">protected override void <text:span text:style-name="T24">OnContinue</text:span>()</text:p>
      <text:p text:style-name="P2"><text:tab/>Первые 3 метода являются обязательными для реализации, а последние 2 метода можно не замещать, в таком случае соответствующие пункты меню в диспетчере сервисов будут недоступны(смотрите рисунок 5)</text:p>
      <text:p text:style-name="P2"/>
      <text:p text:style-name="P1"><draw:frame draw:style-name="fr2" draw:name="Графический объект5" text:anchor-type="paragraph" svg:width="16.829cm" svg:height="11.906cm" draw:z-index="4"><draw:image xlink:href="Pictures/20000007000041BD00002E8370D819B4.svm" xlink:type="simple" xlink:show="embed" xlink:actuate="onLoad"/></draw:frame>Рисунок 5 – Консольная оснастка «Службы» </text:p>
      <text:p text:style-name="P2"/>
      <text:p text:style-name="P2"/>
      <text:p text:style-name="P2"><text:tab/>Для установки сервиса и его удаления из системы должен быть реализован унаследованный класс от <text:span text:style-name="T9">Installer, а также разрешена установка программы извне как сервиса [RunInstaller(true)]</text:span></text:p>
      <text:p text:style-name="P8"><text:tab/>В унаследованном от Installer классе задаются свойства и параметры установки. Часть этих параметров обязательна. Параметры сервиса программы приведены ниже в листинге 4.</text:p>
      <text:p text:style-name="P2"/>
      <text:p text:style-name="P2"/>
      <table:table table:name="Таблица5" table:style-name="Таблица5">
        <table:table-column table:style-name="Таблица5.A"/>
        <table:table-row>
          <table:table-cell table:style-name="Таблица5.A1" office:value-type="string">
            <text:p text:style-name="P2"><text:span text:style-name="T8">this</text:span><text:span text:style-name="T11">.</text:span><text:span text:style-name="T7">ServiceName </text:span><text:span text:style-name="T11">= </text:span><text:span text:style-name="T7">CopyRightInfo</text:span><text:span text:style-name="T11">.</text:span><text:span text:style-name="T7">ServiceName</text:span><text:span text:style-name="T11">;</text:span></text:p>
            <text:p text:style-name="P11"><text:span text:style-name="T8">this</text:span><text:span text:style-name="T11">.</text:span><text:span text:style-name="T7">CanStop </text:span><text:span text:style-name="T11">= </text:span><text:span text:style-name="T12">true</text:span><text:span text:style-name="T11">;</text:span></text:p>
            <text:p text:style-name="P11"><text:span text:style-name="T8">this</text:span><text:span text:style-name="T11">.</text:span><text:span text:style-name="T7">CanPauseAndContinue </text:span><text:span text:style-name="T11">= </text:span><text:span text:style-name="T12">true</text:span><text:span text:style-name="T11">;</text:span></text:p>
            <text:p text:style-name="P11"><text:span text:style-name="T8">this</text:span><text:span text:style-name="T11">.</text:span><text:span text:style-name="T7">CanShutdown </text:span><text:span text:style-name="T11">= </text:span><text:span text:style-name="T12">true</text:span><text:span text:style-name="T11">;</text:span></text:p>
            <text:p text:style-name="P11"><text:span text:style-name="T8">this</text:span><text:span text:style-name="T11">.</text:span><text:span text:style-name="T7">AutoLog </text:span><text:span text:style-name="T11">= </text:span><text:span text:style-name="T12">true</text:span><text:span text:style-name="T11">;</text:span></text:p>
          </table:table-cell>
        </table:table-row>
      </table:table>
      <text:p text:style-name="P7">Листинг 4 – Фрагмент унаследованного от Installer класса </text:p>
      <text:p text:style-name="P7"/>
      <text:p text:style-name="P7"/>
      <text:p text:style-name="P2"><text:tab/>Внутренняя реализация сервиса также проста. В ней все 5 методов были реализованы. Особенности замещения каждого метода приведены в таблице 2.</text:p>
      <text:p text:style-name="P2"/>
      <text:p text:style-name="P2">Таблица 2 – Особенности замещения методов класса <text:s/><text:span text:style-name="T2">System.ServiceProcess.ServiceBase</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6">Методы</text:p>
          </table:table-cell>
          <table:table-cell table:style-name="Таблица6.A1" office:value-type="string">
            <text:p text:style-name="P26">Действие метода</text:p>
          </table:table-cell>
          <table:table-cell table:style-name="Таблица6.C1" office:value-type="string">
            <text:p text:style-name="P26">Реализация</text:p>
          </table:table-cell>
        </table:table-row>
        <table:table-row>
          <table:table-cell table:style-name="Таблица6.A2" office:value-type="string">
            <text:p text:style-name="P2">OnStart</text:p>
          </table:table-cell>
          <table:table-cell table:style-name="Таблица6.A2" office:value-type="string">
            <text:p text:style-name="P26">Запускает </text:p>
            <text:p text:style-name="P26">сервис</text:p>
          </table:table-cell>
          <table:table-cell table:style-name="Таблица6.C2" office:value-type="string">
            <text:p text:style-name="P26">Запускается процесс начальной инициализации сервиса</text:p>
          </table:table-cell>
        </table:table-row>
        <table:table-row>
          <table:table-cell table:style-name="Таблица6.A2" office:value-type="string">
            <text:p text:style-name="P2">OnStop</text:p>
          </table:table-cell>
          <table:table-cell table:style-name="Таблица6.A2" office:value-type="string">
            <text:p text:style-name="P26">Останавливает сервис</text:p>
          </table:table-cell>
          <table:table-cell table:style-name="Таблица6.C2" office:value-type="string">
            <text:p text:style-name="P26">Сервис останавливается, при этом, если имеются активные процессы, связанные с резервным копированием, сервис ожидает, пока они завершатся</text:p>
          </table:table-cell>
        </table:table-row>
        <table:table-row>
          <table:table-cell table:style-name="Таблица6.A2" office:value-type="string">
            <text:p text:style-name="P2">OnShutdown</text:p>
          </table:table-cell>
          <table:table-cell table:style-name="Таблица6.A2" office:value-type="string">
            <text:p text:style-name="P26">Означает завершение </text:p>
            <text:p text:style-name="P26">работы </text:p>
            <text:p text:style-name="P26">системы</text:p>
          </table:table-cell>
          <table:table-cell table:style-name="Таблица6.C2" office:value-type="string">
            <text:p text:style-name="P26">Сервис останавливается, при этом, если цикл резервного копирования запущен, сервис <text:s/>убивает соответствующие процессы и делает соответствующие записи в лог</text:p>
          </table:table-cell>
        </table:table-row>
        <table:table-row>
          <table:table-cell table:style-name="Таблица6.A2" office:value-type="string">
            <text:p text:style-name="P2">OnPause</text:p>
          </table:table-cell>
          <table:table-cell table:style-name="Таблица6.A2" office:value-type="string">
            <text:p text:style-name="P26">Приостановка сервиса</text:p>
          </table:table-cell>
          <table:table-cell table:style-name="Таблица6.C2" office:value-type="string">
            <text:p text:style-name="P26">Планировщик сервиса приостанавливает свою работу. При этом сервис ожидает завершения активных процессов резервного копирования</text:p>
          </table:table-cell>
        </table:table-row>
        <table:table-row>
          <table:table-cell table:style-name="Таблица6.A2" office:value-type="string">
            <text:p text:style-name="P2">OnContinue</text:p>
          </table:table-cell>
          <table:table-cell table:style-name="Таблица6.A2" office:value-type="string">
            <text:p text:style-name="P26">Продолжение функционирования сервиса после приостановки</text:p>
          </table:table-cell>
          <table:table-cell table:style-name="Таблица6.C2" office:value-type="string">
            <text:p text:style-name="P26">Происходит восстановление работы планировщика сервиса.</text:p>
          </table:table-cell>
        </table:table-row>
      </table:table>
      <text:p text:style-name="P2"/>
      <text:p text:style-name="P2"/>
      <text:p text:style-name="P2"><text:tab/>При инициализации сервиса лог ассоциируется с заданным в настройках файлом. <text:span text:style-name="T2">При некорректных опциях или их отсутствии сервис автоматически завершает свою работу, а корректность задания всех опций проверяется конфигуратором при попытке пользователя их, измененных, сохранить.</text:span></text:p>
      <text:p text:style-name="P2"><text:tab/>Блок-схему остановки и приостановки сервиса можно посмотреть в приложении 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4 Программа для тестирования функций сервиса</text:h>
      <text:p text:style-name="P2"/>
      <text:p text:style-name="P2"><text:tab/>К сожалению для программистов, сервис нельзя запускать в режиме отладки. Поэтому вокруг сервиса была создана своеобразная обертка для его тестирования. Она представляет собой консольное приложение. В этом случае можно перенаправить вывод лога на консоль и проводить его отладку.</text:p>
      <text:p text:style-name="P2"><text:tab/>Для удобства разработки <text:span text:style-name="T2">все файлы, в которых находятся общие классы, вынесены из проектов в отдельную папку и слинкованы с ними.</text:span></text:p>
      <text:p text:style-name="P2"><text:tab/>При установках типов «компактная» или «минимальная» эта программа не устанавливаетс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5 Программа ручного резервного копирования</text:h>
      <text:p text:style-name="P2"/>
      <text:p text:style-name="P2"/>
      <text:p text:style-name="P1"><draw:frame draw:style-name="fr2" draw:name="Графический объект6" text:anchor-type="paragraph" svg:width="16.141cm" svg:height="7.939cm" draw:z-index="5"><draw:image xlink:href="Pictures/2000000700003F0D00001F0343DB6E68.svm" xlink:type="simple" xlink:show="embed" xlink:actuate="onLoad"/></draw:frame>Рисунок 6 – Внешний вид программы для ручного создания резервной копии данных</text:p>
      <text:p text:style-name="P1"/>
      <text:p text:style-name="P1"/>
      <text:p text:style-name="P2"><text:tab/>Особенностями реализации данной программы являются следующие:</text:p>
      <text:list text:style-name="L9">
        <text:list-item>
          <text:p text:style-name="P61">перенаправление вывода лога в компонент формы textedit;</text:p>
        </text:list-item>
        <text:list-item>
          <text:p text:style-name="P61">отключение механизма предотвращения обращения порожденного процесса к данным текущего процесса;</text:p>
        </text:list-item>
        <text:list-item>
          <text:p text:style-name="P61">возможность остановки резервного копирования на лету(при нажатии на кнопку Cancel);</text:p>
        </text:list-item>
        <text:list-item>
          <text:p text:style-name="P61">возможность масштабировать форму.</text:p>
        </text:list-item>
      </text:list>
      <text:p text:style-name="P2"/>
      <text:p text:style-name="P2"><text:tab/>Как показала практика, при таком перенаправлении вывода работы архиватора, производительность падает на 10-15% на больших объемах информации по сравнению с сервисом, где вывод данных перенаправляется в файл лога, или утилитой тестирования сервиса, где вывод перенаправляется на консоль.</text:p>
      <text:p text:style-name="P2"><text:tab/>Программа ручного резервного копирования может быть запущена из конфигуратора. В этом случае будут проверены настройки, и если в них нет ошибок, запуститься программа ручного резервного копирования.</text:p>
      <text:p text:style-name="P2"/>
      <text:p text:style-name="P2"/>
      <text:p text:style-name="P2"/>
      <text:p text:style-name="P2"/>
      <text:p text:style-name="P2"/>
      <text:h text:style-name="Heading_20_2" text:outline-level="2">2.6 Конфигуратор</text:h>
      <text:p text:style-name="P2"/>
      <text:p text:style-name="P2"><text:tab/>Конфигуратор запускается на последнем этапе установки, а также доступен всегда пользователю. В конфигураторе задаются все необходимые настройки архивирования, пароли и прочая информация.</text:p>
      <text:p text:style-name="P2"><text:tab/>Из конфигуратора можно запустить генератор паролей, программу ручного резервного копирования и инсталлятор сервиса. Рабочая область программы содержит несколько закладок, на которых сгруппированы все настройки программы:</text:p>
      <text:list text:style-name="L10">
        <text:list-item>
          <text:p text:style-name="P65">Фалы и папки:</text:p>
        </text:list-item>
      </text:list>
      <text:list text:style-name="L11">
        <text:list-item>
          <text:p text:style-name="P66">набор файлов и папок для архивирования;</text:p>
        </text:list-item>
      </text:list>
      <text:list text:style-name="L10" text:continue-numbering="true">
        <text:list-item>
          <text:p text:style-name="P65">Хранение:</text:p>
        </text:list-item>
      </text:list>
      <text:list text:style-name="L12">
        <text:list-item>
          <text:p text:style-name="P68">выбор места для хранения итогового архива;</text:p>
        </text:list-item>
      </text:list>
      <text:list text:style-name="L10" text:continue-numbering="true">
        <text:list-item>
          <text:p text:style-name="P65">Шифрование:</text:p>
        </text:list-item>
      </text:list>
      <text:list text:style-name="L13">
        <text:list-item>
          <text:p text:style-name="P70">задание пароля;</text:p>
        </text:list-item>
        <text:list-item>
          <text:p text:style-name="P70">запуск генератора паролей;</text:p>
        </text:list-item>
      </text:list>
      <text:list text:style-name="L10" text:continue-numbering="true">
        <text:list-item>
          <text:p text:style-name="P65">Временные папки:</text:p>
        </text:list-item>
      </text:list>
      <text:list text:style-name="L14">
        <text:list-item>
          <text:p text:style-name="P73">указание временных папок;</text:p>
        </text:list-item>
        <text:list-item>
          <text:p text:style-name="P73">опции очистки временных файлов;</text:p>
        </text:list-item>
      </text:list>
      <text:list text:style-name="L10" text:continue-numbering="true">
        <text:list-item>
          <text:p text:style-name="P65">Другие опции:</text:p>
        </text:list-item>
      </text:list>
      <text:list text:style-name="L15">
        <text:list-item>
          <text:p text:style-name="P76">безопасное удаление временных данных;</text:p>
        </text:list-item>
        <text:list-item>
          <text:p text:style-name="P76">механизм отложенного резервного копирования;</text:p>
        </text:list-item>
        <text:list-item>
          <text:p text:style-name="P76">задание приоритетов процессов резервного копирования;</text:p>
        </text:list-item>
      </text:list>
      <text:list text:style-name="L10" text:continue-numbering="true">
        <text:list-item>
          <text:p text:style-name="P65">Ведение логов:</text:p>
        </text:list-item>
      </text:list>
      <text:list text:style-name="L16">
        <text:list-item>
          <text:p text:style-name="P80">задание папки для ведения логов;</text:p>
        </text:list-item>
      </text:list>
      <text:list text:style-name="L10" text:continue-numbering="true">
        <text:list-item>
          <text:p text:style-name="P65">Архиватор:</text:p>
        </text:list-item>
      </text:list>
      <text:list text:style-name="L17">
        <text:list-item>
          <text:p text:style-name="P82">указание исполняемого файла архиватора 7-zip;</text:p>
        </text:list-item>
      </text:list>
      <text:list text:style-name="L10" text:continue-numbering="true">
        <text:list-item>
          <text:p text:style-name="P65">Настройки планировщика:</text:p>
        </text:list-item>
      </text:list>
      <text:list text:style-name="L18">
        <text:list-item>
          <text:p text:style-name="P84">включение планировщика;</text:p>
        </text:list-item>
        <text:list-item>
          <text:p text:style-name="P84">выбор дней и времени, в которые необходимо создавать резервные копии;</text:p>
        </text:list-item>
      </text:list>
      <text:list text:style-name="L10" text:continue-numbering="true">
        <text:list-item>
          <text:p text:style-name="P65">О программе.</text:p>
        </text:list-item>
      </text:list>
      <text:p text:style-name="P2"/>
      <text:p text:style-name="P2">Вид программы показан на рисунке 7</text:p>
      <text:p text:style-name="P2"/>
      <text:p text:style-name="P2"/>
      <text:p text:style-name="P1"><draw:frame draw:style-name="fr1" draw:name="Графический объект7" text:anchor-type="paragraph" svg:x="0.212cm" svg:y="0.478cm" svg:width="16.999cm" svg:height="12.571cm" draw:z-index="6"><draw:image xlink:href="Pictures/20000007000045750000335F3DFBB87B.svm" xlink:type="simple" xlink:show="embed" xlink:actuate="onLoad"/></draw:frame>Рисунок 7 – Вид конфигуратора</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7 Общие особенности реализации</text:h>
      <text:p text:style-name="P2"/>
      <text:p text:style-name="P2"><text:tab/>Стадии резервного копирования(укрупненно):</text:p>
      <text:list text:style-name="L19">
        <text:list-item>
          <text:p text:style-name="P87">создается XML файл со списком объектов для архивации. Структура XML файла следующая:</text:p>
        </text:list-item>
      </text:list>
      <text:p text:style-name="P2"><text:tab/>&lt;Backup&gt;</text:p>
      <text:p text:style-name="P2"><text:tab/><text:tab/>&lt;Item&gt;</text:p>
      <text:p text:style-name="P2"><text:tab/><text:tab/><text:tab/>&lt;PartIndex&gt;&lt;/PartIndex&gt;</text:p>
      <text:p text:style-name="P2"><text:tab/><text:tab/><text:tab/>&lt;RestorationPath&gt;&lt;/RestorationPath&gt;</text:p>
      <text:p text:style-name="P2"><text:tab/><text:tab/>&lt;/Item&gt;</text:p>
      <text:p text:style-name="P2"><text:tab/>&lt;/Backup&gt;</text:p>
      <text:p text:style-name="P2"><text:tab/>Здесь <text:span text:style-name="T3">PartIndex</text:span><text:span text:style-name="T2"> – номер части, в которой содержится объект резервного копирования </text:span><text:span text:style-name="T3">RestorationPath</text:span><text:span text:style-name="T2">. Файл именуется так: butilpart</text:span><text:span text:style-name="T3">XML</text:span><text:span text:style-name="T2">BU&lt; текущая дата &gt;.xml. Он необходим для пользователя при восстановлении данных.</text:span></text:p>
      <text:list text:style-name="L19">
        <text:list-item text:start-value="1">
          <text:p text:style-name="P87">подготавливается массив настроек резервного копирования. Генерируются параметры запуска архиватора для каждого объекта резервного копирования, включая финальную стадию паковки (без сжатия с шифрованием), когда создается один большой архив;</text:p>
        </text:list-item>
        <text:list-item>
          <text:p text:style-name="P87">запускается последовательно ряд процессов архиватора 7-zip с требуемыми параметрами, делаются соответствующие записи в лог. Разумеется, пароли в лог не вносятся;</text:p>
        </text:list-item>
        <text:list-item>
          <text:p text:style-name="P87">происходит очистка и удаление временных файлов(если задана).</text:p>
        </text:list-item>
      </text:list>
      <text:p text:style-name="P2"/>
      <text:p text:style-name="P2"><text:tab/>Все описанные выше стадии образуют <text:span text:style-name="T34">цикл резервного копирования</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2.8 Ведение лога событий</text:h>
      <text:p text:style-name="P2"/>
      <text:p text:style-name="P2"><text:tab/>Для ведения логов реализован статический класс Log. Важные части кода этого класса находятся в листинге 5.</text:p>
      <text:p text:style-name="P2"/>
      <table:table table:name="Таблица7" table:style-name="Таблица7">
        <table:table-column table:style-name="Таблица7.A"/>
        <table:table-row>
          <table:table-cell table:style-name="Таблица7.A1" office:value-type="string">
            <text:p text:style-name="P10"><text:span text:style-name="T27">static </text:span><text:span text:style-name="T22">class </text:span><text:span text:style-name="T7">Log</text:span></text:p>
            <text:p text:style-name="P122">{</text:p>
            <text:p text:style-name="P11"><text:span text:style-name="T28"><text:s text:c="4"/></text:span><text:span text:style-name="T26">static </text:span><text:span text:style-name="T15">private </text:span><text:span text:style-name="T7">StreamWriter LogFile</text:span><text:span text:style-name="T11">;</text:span></text:p>
            <text:p text:style-name="P11"><text:span text:style-name="T11"><text:s text:c="4"/></text:span><text:span text:style-name="T27">static </text:span><text:span text:style-name="T15">private </text:span><text:span text:style-name="T7">TextBox MemoLog</text:span><text:span text:style-name="T11">;</text:span></text:p>
            <text:p text:style-name="P5"/>
            <text:p text:style-name="P11"><text:span text:style-name="T11"><text:s text:c="4"/></text:span><text:span text:style-name="T27">static </text:span><text:span text:style-name="T15">public </text:span><text:span text:style-name="T22">void </text:span><text:span text:style-name="T13">LogOpen</text:span><text:span text:style-name="T11">(</text:span><text:span text:style-name="T22">string </text:span><text:span text:style-name="T7">LogFileName</text:span><text:span text:style-name="T11">)</text:span></text:p>
            <text:p text:style-name="P5"><text:s text:c="4"/>{</text:p>
            <text:p text:style-name="P5"><text:tab/>&lt;...&gt;<text:tab/></text:p>
            <text:p text:style-name="P11"><text:span text:style-name="T11"><text:s text:c="5"/></text:span><text:span text:style-name="T15">if </text:span><text:span text:style-name="T11">(</text:span><text:span text:style-name="T7">LogFileName</text:span><text:span text:style-name="T11">.</text:span><text:span text:style-name="T7">Length </text:span><text:span text:style-name="T11">!= </text:span><text:span text:style-name="T17">0</text:span><text:span text:style-name="T11">)</text:span></text:p>
            <text:p text:style-name="P11"><text:span text:style-name="T11"><text:s text:c="5"/></text:span><text:span text:style-name="T14">try</text:span></text:p>
            <text:p text:style-name="P11"><text:span text:style-name="T14"><text:tab/></text:span><text:span text:style-name="T11">{ <text:s text:c="2"/></text:span><text:span text:style-name="T7">LogFile </text:span><text:span text:style-name="T11">= </text:span><text:span text:style-name="T7">File</text:span><text:span text:style-name="T11">.</text:span><text:span text:style-name="T13">AppendText</text:span><text:span text:style-name="T11">(</text:span><text:span text:style-name="T7">LogFileName</text:span><text:span text:style-name="T11">);}</text:span></text:p>
            <text:p text:style-name="P11"><text:span text:style-name="T11"><text:tab/></text:span><text:span text:style-name="T14">catch </text:span><text:span text:style-name="T11">(</text:span><text:span text:style-name="T7">Exception e</text:span><text:span text:style-name="T11">)</text:span></text:p>
            <text:p text:style-name="P5"><text:tab/>{</text:p>
            <text:p text:style-name="P11"><text:span text:style-name="T11"><text:tab/> <text:s text:c="2"/></text:span><text:span text:style-name="T14">throw </text:span><text:span text:style-name="T12">new </text:span><text:span text:style-name="T13">Exception </text:span><text:span text:style-name="T11">(&lt;...&gt;</text:span><text:span text:style-name="T11">);</text:span></text:p>
            <text:p text:style-name="P5"><text:tab/>}</text:p>
            <text:p text:style-name="P5"><text:s text:c="4"/>}</text:p>
            <text:p text:style-name="P5"><text:s text:c="4"/></text:p>
            <text:p text:style-name="P11"><text:span text:style-name="T11"><text:s text:c="4"/></text:span><text:span text:style-name="T27">static </text:span><text:span text:style-name="T15">public </text:span><text:span text:style-name="T22">void </text:span><text:span text:style-name="T13">LogOpen</text:span><text:span text:style-name="T11">(</text:span><text:span text:style-name="T29">ref </text:span><text:span text:style-name="T7">TextBox memolog</text:span><text:span text:style-name="T11">) &lt;...&gt;</text:span></text:p>
            <text:p text:style-name="P5"><text:tab/> </text:p>
            <text:p text:style-name="P11"><text:span text:style-name="T11"><text:s text:c="4"/></text:span><text:span text:style-name="T27">static </text:span><text:span text:style-name="T15">public </text:span><text:span text:style-name="T22">void </text:span><text:span text:style-name="T13">Write</text:span><text:span text:style-name="T11">(</text:span><text:span text:style-name="T22">string </text:span><text:span text:style-name="T7">str</text:span><text:span text:style-name="T11">)</text:span></text:p>
            <text:p text:style-name="P5"><text:s text:c="4"/>{</text:p>
            <text:p text:style-name="P11"><text:span text:style-name="T11"><text:s text:c="6"/></text:span><text:span text:style-name="T15">if </text:span><text:span text:style-name="T11">(</text:span><text:span text:style-name="T7">LogFile </text:span><text:span text:style-name="T11">!= </text:span><text:span text:style-name="T8">null</text:span><text:span text:style-name="T11">) </text:span></text:p>
            <text:p text:style-name="P5"><text:s text:c="6"/>{</text:p>
            <text:p text:style-name="P11"><text:span text:style-name="T11"><text:tab/> <text:s text:c="3"/></text:span><text:span text:style-name="T7">LogFile</text:span><text:span text:style-name="T11">.</text:span><text:span text:style-name="T13">Write</text:span><text:span text:style-name="T11">(</text:span><text:span text:style-name="T7">str</text:span><text:span text:style-name="T11">);</text:span></text:p>
            <text:p text:style-name="P11"><text:span text:style-name="T11"><text:tab/> <text:s text:c="3"/></text:span><text:span text:style-name="T7">LogFile</text:span><text:span text:style-name="T11">.</text:span><text:span text:style-name="T13">Flush</text:span><text:span text:style-name="T11">();</text:span></text:p>
            <text:p text:style-name="P11"><text:span text:style-name="T11"><text:tab/> <text:s text:c="3"/></text:span><text:span text:style-name="T18">return</text:span><text:span text:style-name="T11">;</text:span></text:p>
            <text:p text:style-name="P5"><text:s text:c="6"/>}</text:p>
            <text:p text:style-name="P11"><text:span text:style-name="T11"><text:s text:c="6"/></text:span><text:span text:style-name="T15">if </text:span><text:span text:style-name="T11">(</text:span><text:span text:style-name="T7">MemoLog </text:span><text:span text:style-name="T11">!= </text:span><text:span text:style-name="T8">null</text:span><text:span text:style-name="T11">)</text:span></text:p>
            <text:p text:style-name="P5"><text:tab/>{</text:p>
            <text:p text:style-name="P11"><text:span text:style-name="T11"><text:tab/> <text:s/></text:span><text:span text:style-name="T7">MemoLog</text:span><text:span text:style-name="T11">.</text:span><text:span text:style-name="T13">AppendText</text:span><text:span text:style-name="T11">(</text:span><text:span text:style-name="T7">str</text:span><text:span text:style-name="T11">);</text:span></text:p>
            <text:p text:style-name="P11"><text:span text:style-name="T11"><text:tab/> <text:s/></text:span><text:span text:style-name="T18">return</text:span><text:span text:style-name="T11">;</text:span></text:p>
            <text:p text:style-name="P5"><text:tab/>}</text:p>
            <text:p text:style-name="P11"><text:span text:style-name="T11"><text:tab/></text:span><text:span text:style-name="T7">Console</text:span><text:span text:style-name="T11">.</text:span><text:span text:style-name="T13">Write</text:span><text:span text:style-name="T11">(</text:span><text:span text:style-name="T16">"{0}"</text:span><text:span text:style-name="T11">, </text:span><text:span text:style-name="T7">str</text:span><text:span text:style-name="T11">);</text:span></text:p>
            <text:p text:style-name="P5"><text:s text:c="4"/>}</text:p>
            <text:p text:style-name="P11"><text:span text:style-name="T11"><text:s text:c="4"/></text:span><text:span text:style-name="T27">static </text:span><text:span text:style-name="T15">public </text:span><text:span text:style-name="T22">void </text:span><text:span text:style-name="T13">WriteLine</text:span><text:span text:style-name="T11">(</text:span><text:span text:style-name="T22">string </text:span><text:span text:style-name="T7">str</text:span><text:span text:style-name="T11">) &lt;...&gt;</text:span></text:p>
            <text:p text:style-name="P11"><text:span text:style-name="T11"><text:s text:c="4"/></text:span><text:span text:style-name="T27">static </text:span><text:span text:style-name="T15">public </text:span><text:span text:style-name="T22">void </text:span><text:span text:style-name="T13">Close</text:span><text:span text:style-name="T11">() &lt;...&gt;<text:tab/> <text:s text:c="2"/></text:span></text:p>
            <text:p text:style-name="P5">}</text:p>
          </table:table-cell>
        </table:table-row>
      </table:table>
      <text:p text:style-name="P7">Листинг 5 – Основополагающие фрагменты кода класса Log </text:p>
      <text:p text:style-name="P2"/>
      <text:p text:style-name="P2"><text:tab/>Как можно заметить, после каждой операции записи в файл происходит сбрасывание буфера обмена файла на диск. Это помогло избежать возникших при разработке проблемных ситуаций, когда информация о результате работы порожденных процессов записывалась в конец файла лога, а информация об этапах резервного копирования шла своим чередом.</text:p>
      <text:p text:style-name="P2"/>
      <text:h text:style-name="Heading_20_2" text:outline-level="2">2.9 Реализация механизма отложенного резервного копирования</text:h>
      <text:p text:style-name="P2"/>
      <text:p text:style-name="P2"><text:tab/>Механизм отложенного запуска цикла резервного копирования позволяет подождать неопределенное количество времени перед запуском цикла, пока загруженность процессора не станет меньше указанной <text:span text:style-name="T34">пороговой</text:span>.</text:p>
      <text:p text:style-name="P2"><text:tab/>Для этого реализован класс CPUUsage.</text:p>
      <text:p text:style-name="P2"/>
      <text:p text:style-name="P2"/>
      <table:table table:name="Таблица8" table:style-name="Таблица8">
        <table:table-column table:style-name="Таблица8.A"/>
        <table:table-row>
          <table:table-cell table:style-name="Таблица8.A1" office:value-type="string">
            <text:p text:style-name="P10"><text:span text:style-name="T15">public </text:span><text:span text:style-name="T22">class </text:span><text:span text:style-name="T7">CPUUsage</text:span></text:p>
            <text:p text:style-name="P5">{</text:p>
            <text:p text:style-name="P5"><text:s text:c="4"/>&lt;...&gt;</text:p>
            <text:p text:style-name="P11"><text:span text:style-name="T11"><text:s text:c="4"/></text:span><text:span text:style-name="T15">public </text:span><text:span text:style-name="T13">CPUUsage</text:span><text:span text:style-name="T11">() &lt;...&gt;</text:span></text:p>
            <text:p text:style-name="P11"><text:span text:style-name="T30"><text:s text:c="4"/></text:span><text:span text:style-name="T15">public </text:span><text:span text:style-name="T21">float </text:span><text:span text:style-name="T13">GetCurrentCPUActivity</text:span><text:span text:style-name="T11">()&lt;...&gt;</text:span></text:p>
            <text:p text:style-name="P11"><text:span text:style-name="T30"><text:s text:c="4"/></text:span><text:span text:style-name="T15">public </text:span><text:span text:style-name="T21">float </text:span><text:span text:style-name="T13">GetNormalCPUUsage</text:span><text:span text:style-name="T11">(</text:span><text:span text:style-name="T21">int </text:span><text:span text:style-name="T7">TimePeriod</text:span><text:span text:style-name="T11">)</text:span></text:p>
            <text:p text:style-name="P5"><text:s text:c="4"/>{<text:span text:style-name="T11">&lt;...&gt;</text:span></text:p>
            <text:p text:style-name="P11"><text:span text:style-name="T11"><text:tab/></text:span><text:span text:style-name="T15">if </text:span><text:span text:style-name="T11">(</text:span><text:span text:style-name="T7">TimePeriod </text:span><text:span text:style-name="T11">&lt; </text:span><text:span text:style-name="T17">1</text:span><text:span text:style-name="T11">) </text:span><text:span text:style-name="T14">throw </text:span><text:span text:style-name="T12">new </text:span><text:span text:style-name="T13">Exception</text:span><text:span text:style-name="T11">&lt;...&gt;;</text:span></text:p>
            <text:p text:style-name="P11"><text:span text:style-name="T11"><text:tab/></text:span><text:span text:style-name="T21">int </text:span><text:span text:style-name="T7">NormalDegree </text:span><text:span text:style-name="T11">= </text:span><text:span text:style-name="T7">TimePeriod </text:span><text:span text:style-name="T11">* </text:span><text:span text:style-name="T17">5</text:span><text:span text:style-name="T11">;</text:span></text:p>
            <text:p text:style-name="P5"><text:tab/><text:tab/><text:tab/></text:p>
            <text:p text:style-name="P11"><text:span text:style-name="T11"><text:tab/></text:span><text:span text:style-name="T15">for </text:span><text:span text:style-name="T11">(</text:span><text:span text:style-name="T21">int </text:span><text:span text:style-name="T7">i </text:span><text:span text:style-name="T11">= </text:span><text:span text:style-name="T17">0</text:span><text:span text:style-name="T11">; </text:span><text:span text:style-name="T7">i </text:span><text:span text:style-name="T11">&lt; </text:span><text:span text:style-name="T7">NormalDegree</text:span><text:span text:style-name="T11">; </text:span><text:span text:style-name="T7">i</text:span><text:span text:style-name="T11">++)</text:span></text:p>
            <text:p text:style-name="P5"><text:tab/>{</text:p>
            <text:p text:style-name="P11"><text:span text:style-name="T11"><text:tab/><text:tab/></text:span><text:span text:style-name="T7">activity </text:span><text:span text:style-name="T11">+= </text:span><text:span text:style-name="T13">GetCurrentCPUActivity</text:span><text:span text:style-name="T11">();</text:span></text:p>
            <text:p text:style-name="P11"><text:span text:style-name="T11"><text:tab/><text:tab/></text:span><text:span text:style-name="T7">Thread</text:span><text:span text:style-name="T11">.</text:span><text:span text:style-name="T13">Sleep</text:span><text:span text:style-name="T11">(</text:span><text:span text:style-name="T17">200</text:span><text:span text:style-name="T11">);</text:span></text:p>
            <text:p text:style-name="P5"><text:tab/>}</text:p>
            <text:p text:style-name="P11"><text:span text:style-name="T11"><text:tab/></text:span><text:span text:style-name="T18">return </text:span><text:span text:style-name="T11">(</text:span><text:span text:style-name="T7">activity</text:span><text:span text:style-name="T11">/</text:span><text:span text:style-name="T7">NormalDegree</text:span><text:span text:style-name="T11">);</text:span></text:p>
            <text:p text:style-name="P5"><text:s text:c="4"/>}</text:p>
            <text:p text:style-name="P5"><text:tab/><text:tab/></text:p>
            <text:p text:style-name="P11"><text:span text:style-name="T30"><text:s text:c="4"/></text:span><text:span text:style-name="T15">public </text:span><text:span text:style-name="T22">void </text:span><text:span text:style-name="T13">WaitUntilCPULoadingLess</text:span><text:span text:style-name="T11">(</text:span><text:span text:style-name="T21">int </text:span><text:span text:style-name="T7">Percents</text:span><text:span text:style-name="T11">, </text:span><text:span text:style-name="T21">int </text:span><text:span text:style-name="T7">Time</text:span><text:span text:style-name="T11">)</text:span></text:p>
            <text:p text:style-name="P5"><text:s text:c="4"/>{</text:p>
            <text:p text:style-name="P5"><text:tab/>&lt;...&gt;</text:p>
            <text:p text:style-name="P11"><text:span text:style-name="T11"><text:s text:c="6"/></text:span><text:span text:style-name="T15">while </text:span><text:span text:style-name="T11">(</text:span><text:span text:style-name="T13">GetNormalCPUUsage</text:span><text:span text:style-name="T11">(</text:span><text:span text:style-name="T7">Time</text:span><text:span text:style-name="T11">) &gt; </text:span><text:span text:style-name="T7">Percents</text:span><text:span text:style-name="T11">) ;</text:span></text:p>
            <text:p text:style-name="P5"><text:s text:c="3"/>}</text:p>
            <text:p text:style-name="P5">}</text:p>
          </table:table-cell>
        </table:table-row>
      </table:table>
      <text:p text:style-name="P7">Листинг 6 – Фрагменты кода класса CPUUsage </text:p>
      <text:p text:style-name="P2"/>
      <text:p text:style-name="P2"/>
      <text:p text:style-name="P2"><text:tab/>В разные моменты времени загруженность процессора разная(то есть <text:span text:style-name="T2">в каждый определенный момент ее значение не</text:span> непредсказуемо). Текущая загруженность процессора получается функцией GetCurrentCPUActivity, однако эта величина непригодна для дальнейшего использования. Поэтому другая функция GetNormalCPUUsage рассчитывает среднюю арифметическую величину по ряду значений загруженности процессора полученных опросами первой функции каждые 200 миллисекунд.</text:p>
      <text:p text:style-name="P2"><text:tab/>И наконец процедура отложенного запуска WaitUntilCPULoadingLess, которая получает максимальное значение загруженности процессора и период времени для расчета её средней величины.</text:p>
      <text:p text:style-name="P2"><text:tab/>Этот класс используется классом backuper и доступен извне сборки.</text:p>
      <text:p text:style-name="P2"/>
      <text:h text:style-name="Heading_20_2" text:outline-level="2">2.10 Хранение, загрузка и проверка настроек</text:h>
      <text:p text:style-name="P2"/>
      <text:p text:style-name="P2"><text:tab/>Для этого предназначен класс ProgramOptions. Для хранения опций используется сериализация типа SOAP. Почему используется сериализация? На ранних стадиях проектирования планировалось создать структуру, которая сама себя будет сериализовывать в файл и десериализовывать из файла. В C# в структурах могут быть методы. И сериализация сэкономила бы массу времени на написание соответствующего кода. Однако оказалось, что стандартный механизм сериализации не приспособлен для работы с переменным числом объектов(динамическими массивами), в которых хранятся объекты архивирования...</text:p>
      <text:p text:style-name="P2"><text:tab/>Поэтому функции сохранения настроек были улучшены.</text:p>
      <text:p text:style-name="P2"><text:tab/>Проверка настроек сделана двухуровневой. На первом уровне<text:span text:style-name="T2">(приложение 5)</text:span> проверяются общие настройки, а на втором - настройки сервиса. Это сделано так для поддержки ручного режима резервного копирования, в котором настройки планировщика могут быть не заданными. А для сервиса это актуально, поэтому если настройки планировщика <text:span text:style-name="T2">не корректны</text:span>, то сервис после старта сразу же завершит свою работу.</text:p>
      <text:p text:style-name="P2"><text:tab/>Проверка настроек сервиса включает в себя следующие проверки:</text:p>
      <text:list text:style-name="L20">
        <text:list-item>
          <text:p text:style-name="P91">планировщика(включен или нет, назначены ли какие либо дни);</text:p>
        </text:list-item>
        <text:list-item>
          <text:p text:style-name="P91">времени запуска в день(корректно задано или нет).</text:p>
        </text:list-item>
      </text:list>
      <text:p text:style-name="P2"/>
      <text:p text:style-name="P2"><text:tab/>Отдельно проверяется пароль(если задан):</text:p>
      <text:list text:style-name="L21">
        <text:list-item>
          <text:p text:style-name="P93">на длину;</text:p>
        </text:list-item>
        <text:list-item>
          <text:p text:style-name="P93">на наличие пробелов.</text:p>
        </text:list-item>
      </text:list>
      <text:p text:style-name="P2"/>
      <text:p text:style-name="P2"><text:tab/>Общие проверки:</text:p>
      <text:list text:style-name="L22">
        <text:list-item>
          <text:p text:style-name="P95">существование временной папки;</text:p>
        </text:list-item>
        <text:list-item>
          <text:p text:style-name="P95">существование папка для хранения резервной копии;</text:p>
        </text:list-item>
        <text:list-item>
          <text:p text:style-name="P95">существование папка для лога;</text:p>
        </text:list-item>
        <text:list-item>
          <text:p text:style-name="P95">доступность архиватора;</text:p>
        </text:list-item>
        <text:list-item>
          <text:p text:style-name="P95">совпадение папок;</text:p>
        </text:list-item>
        <text:list-item>
          <text:p text:style-name="P95">проверка пароля;</text:p>
        </text:list-item>
        <text:list-item>
          <text:p text:style-name="P95">неверные значения загрузки процессора и приоритетов.</text:p>
        </text:list-item>
      </text:list>
      <text:p text:style-name="P2"/>
      <text:p text:style-name="P2"><text:tab/>Последняя опция в случае ошибок исправляется автоматически: загрузка процессора устанавливается в 60%, а приоритет создаваемых процессов в «нормальный». Наличие других ошибок приведёт к тому, что цикл резервного копирования запустить будет нельзя.</text:p>
      <text:p text:style-name="P2"><text:tab/>Класс инициализируется внутри класса Backuper</text:p>
      <text:p text:style-name="P2"/>
      <text:p text:style-name="P2"/>
      <text:h text:style-name="Heading_20_2" text:outline-level="2">2.11 Планировщик</text:h>
      <text:p text:style-name="P2"/>
      <text:p text:style-name="P2"><text:tab/>Планировщик представлен в классе Scheduler. При его разработке ставились следующие требования:</text:p>
      <text:list text:style-name="L23">
        <text:list-item>
          <text:p text:style-name="P102">он не должен занимать текущий процесс(актуально для сервиса);</text:p>
        </text:list-item>
        <text:list-item>
          <text:p text:style-name="P102">таймер во время работы можно остановить;</text:p>
        </text:list-item>
        <text:list-item>
          <text:p text:style-name="P102">время работы таймера можно воспользоваться другими функциями унаследованного от ServiceBase класса.</text:p>
        </text:list-item>
      </text:list>
      <text:p text:style-name="P2"><text:tab/>Поэтому в классе используются делегаты, а отсчет времени перед началом нового цикла резервного копирования происходит в отдельном потоке.</text:p>
      <text:p text:style-name="P2"><text:tab/>Экземпляры этого класса создаются только в том случае, если программа работает как сервис. Объект получает на входе ссылку на экземпляр класса настроек программы и делегат - ссылку на функцию цикла резервного копирования.</text:p>
      <text:p text:style-name="P2"><text:tab/>Методы класса представлены на листинге 7.</text:p>
      <text:p text:style-name="P2"/>
      <table:table table:name="Таблица9" table:style-name="Таблица9">
        <table:table-column table:style-name="Таблица9.A"/>
        <table:table-row>
          <table:table-cell table:style-name="Таблица9.A1" office:value-type="string">
            <text:p text:style-name="P10"><text:span text:style-name="T15">public </text:span><text:span text:style-name="T22">class </text:span><text:span text:style-name="T7">Scheduler</text:span></text:p>
            <text:p text:style-name="P5">{</text:p>
            <text:p text:style-name="P5"><text:s text:c="2"/>&lt;...&gt;</text:p>
            <text:p text:style-name="P11"><text:span text:style-name="T11"><text:s text:c="3"/></text:span><text:span text:style-name="T15">public </text:span><text:span text:style-name="T22">delegate void </text:span><text:span text:style-name="T13">ActionProcedure</text:span><text:span text:style-name="T11">();</text:span></text:p>
            <text:p text:style-name="P11"><text:span text:style-name="T11"><text:s text:c="3"/></text:span><text:span text:style-name="T15">public </text:span><text:span text:style-name="T7">ActionProcedure ActionProc</text:span><text:span text:style-name="T11">;</text:span></text:p>
            <text:p text:style-name="P5"><text:s text:c="2"/>&lt;...&gt;</text:p>
            <text:p text:style-name="P11"><text:span text:style-name="T11"><text:s text:c="3"/></text:span><text:span text:style-name="T15">public </text:span><text:span text:style-name="T27">static </text:span><text:span text:style-name="T7">Scheduler </text:span><text:span text:style-name="T13">Instance</text:span><text:span text:style-name="T11">(</text:span><text:span text:style-name="T29">ref </text:span><text:span text:style-name="T7">ProgramOptions Options</text:span><text:span text:style-name="T11">) &lt;...&gt;</text:span></text:p>
            <text:p text:style-name="P11"><text:span text:style-name="T11"><text:s text:c="3"/></text:span><text:span text:style-name="T15">protected </text:span><text:span text:style-name="T13">Scheduler</text:span><text:span text:style-name="T11">(</text:span><text:span text:style-name="T29">ref </text:span><text:span text:style-name="T7">ProgramOptions Options</text:span><text:span text:style-name="T11">)&lt;...&gt;</text:span></text:p>
            <text:p text:style-name="P11"><text:span text:style-name="T11"><text:s text:c="3"/></text:span><text:span text:style-name="T15">public </text:span><text:span text:style-name="T22">void </text:span><text:span text:style-name="T13">CountTimeToNextBackupAndRunTimer</text:span><text:span text:style-name="T11">()&lt;...&gt;</text:span></text:p>
            <text:p text:style-name="P5"><text:span text:style-name="T11"><text:s text:c="3"/></text:span><text:span text:style-name="T15">public </text:span><text:span text:style-name="T22">void </text:span><text:span text:style-name="T13">StopTimer</text:span><text:span text:style-name="T11">()&lt;...&gt;</text:span></text:p>
            <text:p text:style-name="P11"><text:span text:style-name="T11"><text:s text:c="3"/></text:span><text:span text:style-name="T15">private </text:span><text:span text:style-name="T22">void </text:span><text:span text:style-name="T13">OnTimedEvent</text:span><text:span text:style-name="T11">(</text:span><text:span text:style-name="T22">object </text:span><text:span text:style-name="T7">source</text:span><text:span text:style-name="T11">, </text:span><text:span text:style-name="T7">ElapsedEventArgs e</text:span><text:span text:style-name="T11">)&lt;...&gt;</text:span></text:p>
            <text:p text:style-name="P5">}</text:p>
          </table:table-cell>
        </table:table-row>
      </table:table>
      <text:p text:style-name="P7">Листинг 7 – Функции класса Scheduler </text:p>
      <text:p text:style-name="P7"/>
      <text:p text:style-name="P2"><text:tab/>В один и тот же момент времени в сборке может быть активным только 1 экземпляр класса Scheduler. Поэтому конструктор класса сделан типа protected, а получить экземпляр класса можно только обратившись к статическому методу Instance, который при первом вызове создаст объект, а при всех остальных – будет возвращать на него ссылку.</text:p>
      <text:p text:style-name="P2"><text:tab/>4-я и 5-я строчки в этом листинге – описание делегата.</text:p>
      <text:p text:style-name="P2"><text:tab/>Функция остановки таймера StopTimer необходима для приостановки работы сервиса из диспетчера сервисов Windows, а также для запуска цикла архивирования(таймер должен прервать свою работу).</text:p>
      <text:p text:style-name="P2"><text:tab/>После выполнения цикла резервного копирования вызывается функция CountTimeToNextBackupAndRunTimer, которая рассчитывает оставшееся время до нового резервного копирования в секундах, повторно инициализирует таймер и запускает его. <text:s/><text:span text:style-name="T2">Алгоритм расчета нового времени достаточно сложен и чересчур громоздок, поэтому здесь не рассматривается.</text:span></text:p>
      <text:p text:style-name="P2"/>
      <text:h text:style-name="Heading_20_2" text:outline-level="2">2.12 Цикл резервного копирования</text:h>
      <text:p text:style-name="P2"/>
      <text:p text:style-name="P2"><text:tab/>Для осуществления резервного копирования создан класс Backuper. В этом классе реализованы остальные опции(безопасное удаление файлов и прочие).</text:p>
      <text:p text:style-name="P2"><text:tab/>Класс довольно обширен и содержит целый рад методов:</text:p>
      <text:p text:style-name="P2"/>
      <text:p text:style-name="P2"/>
      <table:table table:name="Таблица10" table:style-name="Таблица10">
        <table:table-column table:style-name="Таблица10.A"/>
        <table:table-row>
          <table:table-cell table:style-name="Таблица10.A1" office:value-type="string">
            <text:p text:style-name="P10"><text:span text:style-name="T22">class </text:span><text:span text:style-name="T7">BackUpper</text:span></text:p>
            <text:p text:style-name="P5">{</text:p>
            <text:p text:style-name="P5"><text:span text:style-name="T11">&lt;...&gt;</text:span><text:tab/><text:tab/></text:p>
            <text:p text:style-name="P11"><text:span text:style-name="T15"><text:s/>private </text:span><text:span text:style-name="T21">struct </text:span><text:span text:style-name="T7">Archive</text:span></text:p>
            <text:p text:style-name="P5"><text:s/>{</text:p>
            <text:p text:style-name="P11"><text:span text:style-name="T11"><text:s text:c="3"/></text:span><text:span text:style-name="T15">public </text:span><text:span text:style-name="T22">string </text:span><text:span text:style-name="T7">ArchiveName</text:span><text:span text:style-name="T11">;</text:span></text:p>
            <text:p text:style-name="P11"><text:span text:style-name="T11"><text:s text:c="3"/></text:span><text:span text:style-name="T15">public </text:span><text:span text:style-name="T22">string </text:span><text:span text:style-name="T7">ArgumentsForArchiver</text:span><text:span text:style-name="T11">;</text:span></text:p>
            <text:p text:style-name="P5"><text:s/>} </text:p>
            <text:p text:style-name="P5"><text:tab/><text:tab/></text:p>
            <text:p text:style-name="P11"><text:span text:style-name="T15"><text:s/>private </text:span><text:span text:style-name="T22">void </text:span><text:span text:style-name="T13">StopWatchingForBackUp</text:span><text:span text:style-name="T11">()&lt;...&gt;</text:span></text:p>
            <text:p text:style-name="P11"><text:span text:style-name="T15"><text:s/>private </text:span><text:span text:style-name="T22">void </text:span><text:span text:style-name="T13">ResumeWatchingForBackUp</text:span><text:span text:style-name="T11">()&lt;...&gt;</text:span></text:p>
            <text:p text:style-name="P11"><text:span text:style-name="T15"><text:s/>private </text:span><text:span text:style-name="T22">void </text:span><text:span text:style-name="T13">OverWriteFileWithZeros</text:span><text:span text:style-name="T11">(</text:span><text:span text:style-name="T22">string </text:span><text:span text:style-name="T7">OverwriteFileName</text:span><text:span text:style-name="T11">)&lt;...&gt;</text:span></text:p>
            <text:p text:style-name="P11"><text:span text:style-name="T15"><text:s/>private </text:span><text:span text:style-name="T22">void </text:span><text:span text:style-name="T13">RemoveAllFilesAtFolder</text:span><text:span text:style-name="T11">(</text:span><text:span text:style-name="T22">string </text:span><text:span text:style-name="T7">FolderName</text:span><text:span text:style-name="T11">, </text:span><text:span text:style-name="T22">string <text:s/></text:span><text:span text:style-name="T7">SearchPattern</text:span><text:span text:style-name="T11">, </text:span><text:span text:style-name="T21">bool </text:span><text:span text:style-name="T7">SecureDeleting</text:span><text:span text:style-name="T11">)&lt;...&gt;</text:span></text:p>
            <text:p text:style-name="P11"><text:span text:style-name="T15"><text:s/>public </text:span><text:span text:style-name="T13">BackUpper</text:span><text:span text:style-name="T11">()</text:span></text:p>
            <text:p text:style-name="P11"><text:span text:style-name="T15"><text:s/>public </text:span><text:span text:style-name="T22">void </text:span><text:span text:style-name="T13">RunService</text:span><text:span text:style-name="T11">()&lt;...&gt;</text:span></text:p>
            <text:p text:style-name="P11"><text:span text:style-name="T15"><text:s/>private </text:span><text:span text:style-name="T27">static </text:span><text:span text:style-name="T22">void </text:span><text:span text:style-name="T13">ExternalProgramDataReceivedEventHandler</text:span><text:span text:style-name="T11">(</text:span><text:span text:style-name="T22">object </text:span><text:span text:style-name="T7">sendingProcess</text:span><text:span text:style-name="T11">, </text:span><text:span text:style-name="T7">DataReceivedEventArgs outLine</text:span><text:span text:style-name="T11">)&lt;...&gt;</text:span></text:p>
            <text:p text:style-name="P11"><text:span text:style-name="T15"><text:s/>private </text:span><text:span text:style-name="T22">string </text:span><text:span text:style-name="T13">CreateArgumentsForCompression</text:span><text:span text:style-name="T11">(</text:span><text:span text:style-name="T22">string </text:span><text:span text:style-name="T7">ObjectToCompress</text:span><text:span text:style-name="T11">, </text:span><text:span text:style-name="T22">string </text:span><text:span text:style-name="T7">ArchiveName</text:span><text:span text:style-name="T11">)</text:span></text:p>
            <text:p text:style-name="P11"><text:span text:style-name="T15"><text:s/>private </text:span><text:span text:style-name="T21">bool </text:span><text:span text:style-name="T13">StartingService</text:span><text:span text:style-name="T11">()&lt;...&gt;</text:span></text:p>
            <text:p text:style-name="P11"><text:span text:style-name="T15"><text:s/>public </text:span><text:span text:style-name="T22">void </text:span><text:span text:style-name="T13">StoppingService</text:span><text:span text:style-name="T11">(</text:span><text:span text:style-name="T21">bool </text:span><text:span text:style-name="T7">WaitUntilBackupComplete</text:span><text:span text:style-name="T11">)&lt;...&gt;</text:span></text:p>
            <text:p text:style-name="P11"><text:span text:style-name="T15"><text:s/>private </text:span><text:span text:style-name="T22">void </text:span><text:span text:style-name="T13">BeforeBackUp</text:span><text:span text:style-name="T11">()&lt;...&gt;</text:span></text:p>
            <text:p text:style-name="P11"><text:span text:style-name="T15"><text:s/>private </text:span><text:span text:style-name="T22">void </text:span><text:span text:style-name="T13">AfterBackUp</text:span><text:span text:style-name="T11">()&lt;...&gt;</text:span></text:p>
            <text:p text:style-name="P11"><text:span text:style-name="T15"><text:s/>public </text:span><text:span text:style-name="T22">void </text:span><text:span text:style-name="T13">BackUp</text:span><text:span text:style-name="T11">()&lt;...&gt;</text:span></text:p>
            <text:p text:style-name="P11"><text:span text:style-name="T15"><text:s/>public </text:span><text:span text:style-name="T22">void </text:span><text:span text:style-name="T13">BackUpThreadJob </text:span><text:span text:style-name="T11">()&lt;...&gt;</text:span></text:p>
            <text:p text:style-name="P11"><text:span text:style-name="T15"><text:s/>public </text:span><text:span text:style-name="T22">void </text:span><text:span text:style-name="T13">BackUpLifeCycle</text:span><text:span text:style-name="T11">()&lt;...&gt;</text:span></text:p>
            <text:p text:style-name="P11"><text:span text:style-name="T15"><text:s/>public </text:span><text:span text:style-name="T22">void </text:span><text:span text:style-name="T13">RunAsApplication</text:span><text:span text:style-name="T11">(</text:span><text:span text:style-name="T29">ref </text:span><text:span text:style-name="T7">TextBox memolog</text:span><text:span text:style-name="T11">)&lt;...&gt;</text:span></text:p>
            <text:p text:style-name="P5">}</text:p>
          </table:table-cell>
        </table:table-row>
      </table:table>
      <text:p text:style-name="P7">Листинг 8 – Функции класса Backuper </text:p>
      <text:p text:style-name="P7"/>
      <text:p text:style-name="P7"/>
      <text:p text:style-name="P2"><text:tab/>Процедура <text:span text:style-name="T24">OverWriteFileWithZeros</text:span> получает в качестве аргумента строку с именем файла, который нужно перезаписать нулями. Используется для необратимого удаления файлов в процедуре <text:span text:style-name="T24">RemoveAllFilesInFolder</text:span> при установленном флажке <text:span text:style-name="T24">SecureDeleting</text:span>. Параметр <text:span text:style-name="T24">SearchPattern</text:span> указывает, какие файлы в каталоге нужно искать для удаления. Для временных файлов программы этот параметр равен: «butilpart*.*».</text:p>
      <text:p text:style-name="P2"><text:tab/>Функция запуска сервиса <text:span text:style-name="T24">RunService</text:span> инициализирует разнообразные параметры функционирования сервиса: создаёт планировщик, обрабатывает результаты проверки опций сервиса в классе <text:span text:style-name="T24">ProgramOptions</text:span>. </text:p>
      <text:p text:style-name="P2"><text:tab/>Метод <text:span text:style-name="T24">ExternalProgramDataReceivedEventHandler</text:span> необходим для преобразования получаемых перенаправлением вывода блоков текста от архиватора к форме, удобной для помещения в лог.</text:p>
      <text:p text:style-name="P2"><text:tab/>Функция <text:span text:style-name="T24">CreateArgumentsForCompression</text:span> создает строку параметров для отправки архиватору, учитывая при этом текущие настройки опций архиватора.</text:p>
      <text:p text:style-name="P2"><text:tab/>Функция <text:span text:style-name="T24">StartingService</text:span> запускается при инициализации <text:span text:style-name="T2">и </text:span>сервиса, и <text:s/>программы ручного резервного копирования. Эта функция считывает настройки, инициализирует лог, устанавливает приоритет в системе и прочие параметры. В случае успешной работы возвращает <text:span text:style-name="T24">true</text:span>. В случае ошибок возвращает <text:span text:style-name="T24">false</text:span> и делает соответствующие записи в лог.</text:p>
      <text:p text:style-name="P2"><text:tab/>Процедура остановки сервиса <text:span text:style-name="T24">StoppingService</text:span> получает в качестве единственного параметра флажок типа boolean. При получении <text:span text:style-name="T24">true</text:span> она ожидает окончания цикла резервного копирования(если он был начат), в ином случае – убивает, не дожидаясь завершения, процесс резервного копирования и делает соответствующую запись в лог. Затем процедура его закрывает.</text:p>
      <text:p text:style-name="P2"><text:tab/>Метод <text:span text:style-name="T24">BeforeBackup </text:span>(перед резервным копированием) выполняет следующие действия(в зависимости от заданных в настройках):</text:p>
      <text:list text:style-name="L24">
        <text:list-item>
          <text:p text:style-name="P105">очистка папки временных файлов;</text:p>
        </text:list-item>
        <text:list-item>
          <text:p text:style-name="P105">очистка папки-хранилища резервных копий;</text:p>
        </text:list-item>
        <text:list-item>
          <text:p text:style-name="P105">запуск механизма отложенного резервного кпирования.</text:p>
        </text:list-item>
      </text:list>
      <text:p text:style-name="P2"><text:tab/>Процедура <text:span text:style-name="T24">AfterBackup</text:span>(после архивирования) удаляет временные файлы программы.</text:p>
      <text:p text:style-name="P2"><text:tab/>Метод <text:span text:style-name="T24">backup</text:span> отвечает за создание самих резервных копий. Здесь происходят все процессы, описанные в разделе <text:span text:style-name="T34">«общие особенности реализации»</text:span>.</text:p>
      <text:p text:style-name="P2"><text:tab/>Процедура <text:span text:style-name="T24">backupThreadJob</text:span> включает в себя запуск 3-х предыдущих методов и запускается в отдельном потоке, который создается процедурой цикла резервного копирования <text:span text:style-name="T24">BackupLifeCycle</text:span>. Перед запуском потока планировщик приостанавливает свою работу, а после завершения – возобновляет. <text:span text:style-name="T3">BackupLifeCycle</text:span><text:span text:style-name="T2"> - и есть тот делегат, который передается в планировщик.</text:span></text:p>
      <text:p text:style-name="P2"><text:span text:style-name="T2"><text:tab/>Процедура запуска программы как приложения </text:span><text:span text:style-name="T3">RunAsApplication</text:span><text:span text:style-name="T2"> отличается от </text:span><text:span text:style-name="T3">RunService</text:span><text:span text:style-name="T2"> лишь тем, что получает ссылку на поле вывода текста на форму и не проверяет настроек сервиса, перенастраивает вывод информации в лог.</text:span></text:p>
      <text:p text:style-name="P2"><text:tab/>Блок-схему цикла резервного копирования можно посмотреть в приложении 4.</text:p>
      <text:p text:style-name="P2"/>
      <text:p text:style-name="P2"/>
      <text:p text:style-name="P2"/>
      <text:p text:style-name="P2"/>
      <text:h text:style-name="Heading_20_1" text:outline-level="1">3 Руководство пользователя системы</text:h>
      <text:p text:style-name="P2"/>
      <text:p text:style-name="P2"><text:tab/>Руководство пользователя системы разбито на 3 файла: configuring.rtf, licenses.rtf и requirments.rtf. Все три файла устанавливаются, если пользователь выбирает типы установок: <text:span text:style-name="T34">«полная»</text:span> или <text:span text:style-name="T34">«компактная»</text:span>.</text:p>
      <text:p text:style-name="P2"><text:tab/>В файле <text:span text:style-name="T2">configuring.rtf описывается настройка программы. Этот файл, как и 2 других, написан на английском языке и приведен в приложении 1.</text:span></text:p>
      <text:p text:style-name="P2"><text:tab/>Вопросы лицензии и другая информация о копирайте разбираются в файле<text:span text:style-name="T2"> licenses.rtf(приложение 2).</text:span></text:p>
      <text:p text:style-name="P2"><text:tab/>И в третьем приложении приведен файл <text:span text:style-name="T31">requirments.rtf, в котором дана информация о требованиях к программному и аппаратному обеспечению.</text:span></text:p>
      <text:p text:style-name="P9"><text:tab/>Все 3 файла с документацией показываются пользователю и во время установки. Сначала показываются требования ПО и аппаратному обеспечению ПК, затем – лицензии, и в самом конце – информация о настройке программы(отображается после запуска конфигуратора).</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4" text:outline-level="1">Заключение</text:h>
      <text:p text:style-name="P30"/>
      <text:p text:style-name="P30"><text:tab/>В заключение хотелось бы отметить, что программа восполнит свою нишу – бесплатных открытых программ резервного копирования для пользователей, которым необходимо архивировать отдельные файлы и папки, разбросанные по всему диску, в программе поддерживается UTF-8 кодировка, используется современный метод сжатия, имеются удобные средства настройки и реализована возможность автоматизировать процесс создания резервных копий.</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5" text:outline-level="1">Список использованных источников</text:h>
      <text:p text:style-name="P30"/>
      <text:p text:style-name="P30">1 «С# и платформа .Net» - Э.Троелсен</text:p>
      <text:p text:style-name="P30">2 MSDN Library for Visual Studio 2005</text:p>
      <text:p text:style-name="P30"/>
      <text:list text:style-name="L25">
        <text:list-header>
          <text:p text:style-name="P31"/>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Приложение 1 Файл <text:span text:style-name="T32">configuring</text:span><text:span text:style-name="T1">.rtf</text:span></text:h>
      <text:p text:style-name="P17"/>
      <text:p text:style-name="P17">butil</text:p>
      <text:p text:style-name="P18">=====</text:p>
      <text:p text:style-name="P20"><text:bookmark-start text:name="DDE_LINK2"/>Copyright (c) 2007 Cuchuk Sergey Alexandrovich. All rights reserved.<text:bookmark-end text:name="DDE_LINK2"/></text:p>
      <text:p text:style-name="P24"/>
      <text:p text:style-name="P20">Configuring of program</text:p>
      <text:p text:style-name="P24"/>
      <text:list text:style-name="RTF_5f_Num_20_8">
        <text:list-item>
          <text:p text:style-name="P127">To configure program start <text:span text:style-name="T33">Configuration tool</text:span> butil.exe. There you should provide all necessary information including where you've installed 7-zip</text:p>
        </text:list-item>
        <text:list-item>
          <text:p text:style-name="P127">To install «Butil service» you should login as an administrator and run <text:span text:style-name="T24">«Service Installer»</text:span> included in this package. Please note, that minimum .Net version is 2.0.5 required</text:p>
        </text:list-item>
      </text:list>
      <text:p text:style-name="P24"/>
      <text:p text:style-name="P24"/>
      <text:p text:style-name="P21">Release notes:</text:p>
      <text:p text:style-name="P24"/>
      <text:list text:style-name="RTF_5f_Num_20_7">
        <text:list-item>
          <text:p text:style-name="P129">User interaction <text:span text:style-name="T24">«service-user»</text:span> still are not implemented</text:p>
        </text:list-item>
        <text:list-item>
          <text:p text:style-name="P129">«Service Installer» implemented</text:p>
        </text:list-item>
        <text:list-item>
          <text:p text:style-name="P129">When backup is in windowed-mode (<text:span text:style-name="T24">«backup now»</text:span>) speed decreases on 10-20%. This happens due to bad output redirection. It will be fixed in further versions</text:p>
        </text:list-item>
        <text:list-item>
          <text:p text:style-name="P129">Mechanic of restoring not implemented yet. For restoring FAQ see section <text:span text:style-name="T24">Restoring</text:span> below</text:p>
        </text:list-item>
        <text:list-item>
          <text:p text:style-name="P129">Bugs with showing UTF-8 text in forms remained(in “Backup now”)</text:p>
        </text:list-item>
      </text:list>
      <text:p text:style-name="P24"/>
      <text:p text:style-name="P24"/>
      <text:p text:style-name="P21">Restoring files:</text:p>
      <text:p text:style-name="P24"/>
      <text:list text:style-name="RTF_5f_Num_20_5">
        <text:list-item>
          <text:p text:style-name="P134">To restore your files please follow carefully next steps</text:p>
        </text:list-item>
        <text:list-item>
          <text:p text:style-name="P134">Open with 7-zip your backup</text:p>
        </text:list-item>
        <text:list-item>
          <text:p text:style-name="P134">Open backup part called <text:span text:style-name="T24">butilPARTXMLBU&lt;DATE&gt;.7z</text:span></text:p>
        </text:list-item>
        <text:list-item>
          <text:p text:style-name="P134">There extract XML file and open it in any text editor</text:p>
        </text:list-item>
        <text:list-item>
          <text:p text:style-name="P134">Find there path(where files stored) or file to recover. See number in section <text:span text:style-name="T24">&lt;PartIndex&gt;</text:span> above</text:p>
        </text:list-item>
        <text:list-item>
          <text:p text:style-name="P134">Open <text:span text:style-name="T24">butilPART&lt;PartIndex&gt;BU&lt;DATE&gt;.7z</text:span> with specified index. Extract it with 7-zip archiver to any folder you like</text:p>
        </text:list-item>
      </text:list>
      <text:p text:style-name="P24"/>
      <text:p text:style-name="P24"/>
      <text:p text:style-name="P21">Releases history:</text:p>
      <text:p text:style-name="P24"/>
      <text:list text:style-name="RTF_5f_Num_20_6">
        <text:list-item>
          <text:p text:style-name="P140">Version 1.0.0.0 alpha released 18 April 2007.</text:p>
        </text:list-item>
      </text:list>
      <text:p text:style-name="P24"/>
      <text:p text:style-name="P22"><text:tab/>Bug fixed: non-human numeration of archive parts</text:p>
      <text:p text:style-name="P22"><text:tab/>Installation package: types of installing added. Some bugs fixed.</text:p>
      <text:p text:style-name="P22"><text:tab/>Implementation of scheduling</text:p>
      <text:p text:style-name="P22"><text:tab/>Day scheduling implemented</text:p>
      <text:p text:style-name="P22"><text:tab/>Service application created</text:p>
      <text:p text:style-name="P22"><text:tab/>Service installer created, tested</text:p>
      <text:p text:style-name="P22"><text:tab/>GUI improved</text:p>
      <text:p text:style-name="P22"><text:tab/>Help-in-program improved</text:p>
      <text:p text:style-name="P22"><text:tab/>Documentation improved</text:p>
      <text:p text:style-name="P24"/>
      <text:list text:style-name="RTF_5f_Num_20_6" text:continue-numbering="true">
        <text:list-item>
          <text:p text:style-name="P140">Version 1.1.0.0 alpha released 23 April 2007.</text:p>
        </text:list-item>
      </text:list>
      <text:p text:style-name="P24"/>
      <text:p text:style-name="P22"><text:tab/>Week service work implemented</text:p>
      <text:p text:style-name="P22"><text:tab/>Some bugs with stopping service fixed</text:p>
      <text:p text:style-name="P24"/>
      <text:list text:style-name="RTF_5f_Num_20_6" text:continue-numbering="true">
        <text:list-item>
          <text:p text:style-name="P140">Version 1.2.0.0 alpha released 23 April 2007.</text:p>
        </text:list-item>
      </text:list>
      <text:p text:style-name="P24"/>
      <text:p text:style-name="P22"><text:tab/>Some bugs fixed</text:p>
      <text:p text:style-name="P22"><text:tab/>Improvements in documentation</text:p>
      <text:p text:style-name="P22"><text:tab/>Project registration on sourceforge.net</text:p>
      <text:p text:style-name="P24"/>
      <text:list text:style-name="RTF_5f_Num_20_6" text:continue-numbering="true">
        <text:list-item>
          <text:p text:style-name="P140">Version 1.3.0.0 Personal</text:p>
        </text:list-item>
      </text:list>
      <text:p text:style-name="P24"/>
      <text:p text:style-name="P21">How you can help me in program development:</text:p>
      <text:p text:style-name="P24"/>
      <text:list text:style-name="RTF_5f_Num_20_4">
        <text:list-item>
          <text:p text:style-name="P144">You can <text:span text:style-name="T24">donate</text:span> some money. Here is the ways how you can do this:</text:p>
        </text:list-item>
      </text:list>
      <text:p text:style-name="P22"/>
      <text:p text:style-name="P25"><text:span text:style-name="T4"><text:tab/>PayPal: on e-mail: </text:span><text:a xlink:type="simple" xlink:href="mailto:Cuchuk.Sergey@gmail.com"><text:span text:style-name="T19">Cuchuk.Sergey@gmail.com</text:span></text:a></text:p>
      <text:p text:style-name="P24"/>
      <text:p text:style-name="P22"><text:tab/>Donating money is the most significant way to increase developers' motivation, <text:s/>program profits, quality and time of its existence. </text:p>
      <text:p text:style-name="P22"/>
      <text:list text:style-name="RTF_5f_Num_20_4" text:continue-numbering="true">
        <text:list-item>
          <text:p text:style-name="P144">You can <text:span text:style-name="T24">translate program</text:span> in any language except English and Russian. And improve existing translations except Russian. <text:span text:style-name="T35">Translation mechanism is not implemented yet</text:span>. In this case you should notify me by e-mail.</text:p>
        </text:list-item>
        <text:list-item>
          <text:p text:style-name="P144">You can support <text:span text:style-name="T24">feature requests</text:span> and <text:span text:style-name="T24">bug reports</text:span>. <text:span text:style-name="T34">Language for bug reports can be <text:s/>English or Russian. Writing in English is better because feature requests and bug reports could be discussed among big amount of people. However, it depends on your preferences.</text:span></text:p>
        </text:list-item>
        <text:list-item>
          <text:p text:style-name="P154"><text:span text:style-name="T4">You can </text:span><text:span text:style-name="T5">improve English of a program</text:span><text:span text:style-name="T4"> by sending an e-mail </text:span><text:a xlink:type="simple" xlink:href="mailto:Cuchuk.Sergey@gmail.com"><text:span text:style-name="T20">Cuchuk.Sergey@gmail.com</text:span></text:a><text:span text:style-name="T4"> with any kind of errors in documentation, program, names...</text:span></text:p>
        </text:list-item>
        <text:list-item>
          <text:p text:style-name="P144">You can <text:span text:style-name="T24">join team</text:span>. In dreams program will allow to backup partitions entirely and in plans – protected system files, and different OS, so there's always need in people who can write drivers for different operating systems, lawyers, and so on...</text:p>
        </text:list-item>
      </text:list>
      <text:p text:style-name="P24"/>
      <text:p text:style-name="P24"/>
      <text:p text:style-name="P21">Security considerations:</text:p>
      <text:p text:style-name="P24"/>
      <text:list text:style-name="RTF_5f_Num_20_3">
        <text:list-item>
          <text:p text:style-name="P148"><text:span text:style-name="T24">«Password generator»</text:span>:</text:p>
        </text:list-item>
      </text:list>
      <text:p text:style-name="P22"><text:tab/>It uses <text:span text:style-name="T24">.Net RNGCryptoServiceProvider</text:span> and collects <text:span text:style-name="T24">entropy</text:span> for generating strong passwords with next character sequences:</text:p>
      <text:list text:style-name="RTF_5f_Num_20_2">
        <text:list-item>
          <text:p text:style-name="P149">high Latin,</text:p>
        </text:list-item>
        <text:list-item>
          <text:p text:style-name="P149">low Latin symbols, </text:p>
        </text:list-item>
        <text:list-item>
          <text:p text:style-name="P149">and numbers.</text:p>
        </text:list-item>
      </text:list>
      <text:p text:style-name="P25"><text:span text:style-name="T4"><text:tab/>It will be a good idea if you will have different passwords for different programs, sites and so on. The best(IMHO) open-source program for such thing is KeePass(</text:span><text:a xlink:type="simple" xlink:href="http://www.SourceForge.Net/"><text:span text:style-name="T20">www.SourceForge.Net</text:span></text:a><text:span text:style-name="T4">)(AES-128, good password generator, portable, Win).</text:span></text:p>
      <text:p text:style-name="P24"/>
      <text:list text:style-name="RTF_5f_Num_20_3" text:continue-numbering="true">
        <text:list-item>
          <text:p text:style-name="P148">Encryption of archives(7z-encryption)</text:p>
        </text:list-item>
      </text:list>
      <text:p text:style-name="P24"><text:tab/><text:span text:style-name="T24">AES-256</text:span></text:p>
      <text:list text:style-name="RTF_5f_Num_20_3" text:continue-numbering="true">
        <text:list-item>
          <text:p text:style-name="P148">Also you can use option <text:span text:style-name="T24">«Secure deleting files»</text:span>. In this case they will be overwritten with zeros and only after that deleted. Archivator also encrypts its own temporary files, but <text:span text:style-name="T34">it deletes them by itself</text:span>.</text:p>
        </text:list-item>
      </text:list>
      <text:p text:style-name="P24"/>
      <text:p text:style-name="P24"><text:bookmark-start text:name="DDE_LINK1"/></text:p>
      <text:p text:style-name="P21">Official site:</text:p>
      <text:p text:style-name="P25"><text:span text:style-name="T4"><text:tab/></text:span><text:a xlink:type="simple" xlink:href="https://sourceforge.net/projects/butil/"><text:span text:style-name="T36">https://sourceforge.net/projects/butil/</text:span></text:a></text:p>
      <text:p text:style-name="P24"><text:tab/>Here you can download late<text:bookmark-end text:name="DDE_LINK1"/>st versions, submit bug reports, feature requests and offer your help in various sphears of program development.</text:p>
      <text:p text:style-name="P24"/>
      <text:p text:style-name="P19">Support:</text:p>
      <text:p text:style-name="P25"><text:span text:style-name="T4"><text:tab/></text:span><text:a xlink:type="simple" xlink:href="https://sourceforge.net/projects/butil/"><text:span text:style-name="T36">https://sourceforge.net/projects/butil/</text:span></text:a></text:p>
      <text:p text:style-name="P22"><text:span text:style-name="T24"><text:tab/></text:span><text:span text:style-name="T25">You can ask for support on both international languages: in English or in Russian in forum. In both cases, the more you write, the better i'll understood.</text:span></text:p>
      <text:p text:style-name="P15"><text:tab/>I'm going to check forums one time per week(or more often), so sometimes a maximum period between your request and my answer will be about 2 weeks(because of lack of time and because i have no internet access at home), so please be patient.</text:p>
      <text:p text:style-name="P9"/>
      <text:p text:style-name="P9"/>
      <text:p text:style-name="P9"/>
      <text:p text:style-name="P9"/>
      <text:p text:style-name="P9"/>
      <text:h text:style-name="Heading_20_1" text:outline-level="1">Приложение 2 Файл licenses.rtf(без текстов лицензий)</text:h>
      <text:p text:style-name="P9"/>
      <text:p text:style-name="P17">butil</text:p>
      <text:p text:style-name="P18">=====</text:p>
      <text:p text:style-name="P20">Copyright (c) 2007 Cuchuk Sergey Alexandrovich. All rights reserved.</text:p>
      <text:p text:style-name="P24"/>
      <text:p text:style-name="P22">License Agreement</text:p>
      <text:p text:style-name="P24"/>
      <text:p text:style-name="P23">This package consists of:</text:p>
      <text:p text:style-name="P22">- original program itself</text:p>
      <text:p text:style-name="P22">- internal component: free archiver 7-zip. This component is required.</text:p>
      <text:p text:style-name="P24"/>
      <text:p text:style-name="P21">License for component: 7-zip(installation package of version 4,44 Betta included):</text:p>
      <text:p text:style-name="P24"/>
      <text:p text:style-name="P22"><text:s/>7-Zip Copyright (C) 1999-2007 Igor Pavlov.</text:p>
      <text:p text:style-name="P22"><text:s text:c="2"/>Licenses for files are:</text:p>
      <text:p text:style-name="P22"><text:s text:c="2"/>Rar29.dll: GNU LGPL + unRAR restriction</text:p>
      <text:p text:style-name="P22"><text:s text:c="2"/>AES.dll and 7za.exe: GNU LGPL + AES code license </text:p>
      <text:p text:style-name="P22"><text:s text:c="2"/>All other files: GNU LGPL </text:p>
      <text:p text:style-name="P24"/>
      <text:p text:style-name="P21">License for Original program:</text:p>
      <text:p text:style-name="P24"><text:tab/></text:p>
      <text:p text:style-name="P22"><text:tab/>Program is distributed under next licenses: </text:p>
      <text:p text:style-name="P22">GNU GPL or SPL. You can choose any license you like;</text:p>
      <text:p text:style-name="P24"/>
      <text:p text:style-name="P22"><text:span text:style-name="T24"><text:tab/>The GNU General Public License (GPL) </text:span>Version 2, June 1991</text:p>
      <text:p text:style-name="P24"/>
      <text:p text:style-name="P24">&lt;здесь идет текст лицензии GPL&gt;</text:p>
      <text:p text:style-name="P24"/>
      <text:p text:style-name="P20">SUN PUBLIC LICENSE Version 1.0</text:p>
      <text:p text:style-name="P19"/>
      <text:p text:style-name="P16">&lt;здесь идет текст лицензии SPL 1.0&gt;</text:p>
      <text:p text:style-name="P9"/>
      <text:p text:style-name="P9"/>
      <text:p text:style-name="P9"/>
      <text:p text:style-name="P9"/>
      <text:p text:style-name="P9"/>
      <text:p text:style-name="P9"/>
      <text:p text:style-name="P9"/>
      <text:p text:style-name="P9"/>
      <text:p text:style-name="P9"/>
      <text:h text:style-name="P29" text:outline-level="1">Приложение 3 Файл <text:span text:style-name="T32">requirments</text:span>.rtf</text:h>
      <text:p text:style-name="P12"/>
      <text:p text:style-name="P12">butil</text:p>
      <text:p text:style-name="P13">=====</text:p>
      <text:p text:style-name="P14">Copyright (c) 2007 Cuchuk Sergey Alexandrovich. All rights reserved.</text:p>
      <text:p text:style-name="P24"/>
      <text:p text:style-name="P19">Requirments</text:p>
      <text:p text:style-name="P24"/>
      <text:p text:style-name="P21"><text:s/>Platforms:</text:p>
      <text:p text:style-name="P24"/>
      <text:p text:style-name="P22"><text:tab/>- Microsoft Windows 9x, 2k(required) and</text:p>
      <text:p text:style-name="P25"><text:span text:style-name="T4"><text:tab/>- Microsoft .Net 2.0.5+ - you can download and install this package from </text:span><text:a xlink:type="simple" xlink:href="http://www.microsoft.com/"><text:span text:style-name="T20">www.microsoft.com</text:span></text:a><text:span text:style-name="T4">. MS.Net 3.0 is included in Windows Vista.</text:span></text:p>
      <text:p text:style-name="P22"><text:tab/><text:span text:style-name="T24">Note</text:span>: you cannot run and use this package on non-windows-based .Net platform. Its support is in plans.</text:p>
      <text:p text:style-name="P24"/>
      <text:p text:style-name="P21"><text:s/>Components:</text:p>
      <text:p text:style-name="P24"/>
      <text:p text:style-name="P22"><text:s text:c="2"/>7-zip 4,44betta or higher(included in this package. Installation starts in the end of Original Program installation)</text:p>
      <text:p text:style-name="P24"/>
      <text:p text:style-name="P21"><text:s/>Computer:</text:p>
      <text:p text:style-name="P24"/>
      <text:p text:style-name="P22"><text:s text:c="2"/>Pentium 3 or higher</text:p>
      <text:p text:style-name="P24"><text:s text:c="2"/>256mb RAM or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 CYR" svg:font-family="'Courier New CY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list-style-name="Numbering_20_5"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199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left="6.001cm" fo:margin-right="0cm" fo:margin-top="0cm" fo:margin-bottom="0.101cm" fo:text-indent="-0.6cm" style:auto-text-indent="false">
        <style:tab-stops/>
      </style:paragraph-properties>
    </style:style>
    <style:style style:name="_3f__3f__3f__3f__3f__3f__3f__7e_LT_7e_Gliederung_20_6" style:display-name="???????~LT~Gliederung 6" style:family="paragraph" style:parent-style-name="_3f__3f__3f__3f__3f__3f__3f__7e_LT_7e_Gliederung_20_5">
      <style:paragraph-properties fo:margin-left="7.2cm" fo:margin-right="0cm" fo:text-indent="-0.6cm" style:auto-text-indent="false">
        <style:tab-stops/>
      </style:paragraph-properties>
    </style:style>
    <style:style style:name="_3f__3f__3f__3f__3f__3f__3f__7e_LT_7e_Gliederung_20_7" style:display-name="???????~LT~Gliederung 7" style:family="paragraph" style:parent-style-name="_3f__3f__3f__3f__3f__3f__3f__7e_LT_7e_Gliederung_20_6">
      <style:paragraph-properties fo:margin-left="8.4cm" fo:margin-right="0cm" fo:text-indent="-0.6cm" style:auto-text-indent="false">
        <style:tab-stops/>
      </style:paragraph-properties>
    </style:style>
    <style:style style:name="_3f__3f__3f__3f__3f__3f__3f__7e_LT_7e_Gliederung_20_8" style:display-name="???????~LT~Gliederung 8" style:family="paragraph" style:parent-style-name="_3f__3f__3f__3f__3f__3f__3f__7e_LT_7e_Gliederung_20_7">
      <style:paragraph-properties fo:margin-left="9.601cm" fo:margin-right="0cm" fo:text-indent="-0.6cm" style:auto-text-indent="false">
        <style:tab-stops/>
      </style:paragraph-properties>
    </style:style>
    <style:style style:name="_3f__3f__3f__3f__3f__3f__3f__7e_LT_7e_Gliederung_20_9" style:display-name="???????~LT~Gliederung 9" style:family="paragraph" style:parent-style-name="_3f__3f__3f__3f__3f__3f__3f__7e_LT_7e_Gliederung_20_8">
      <style:paragraph-properties fo:margin-left="10.8cm" fo:margin-right="0cm" fo:text-indent="-0.6cm" style:auto-text-indent="false">
        <style:tab-stops/>
      </style:paragraph-properties>
    </style:style>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style>
    <style:style style:name="_3f__3f__3f__3f__3f__3f__3f__7e_LT_7e_Hintergrund" style:display-name="???????~LT~Hintergrund" style:family="paragraph">
      <style:paragraph-properties style:text-autospace="none"/>
    </style:style>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style>
    <style:style style:name="_3f__3f__3f_" style:display-name="???" style:family="paragraph">
      <style:paragraph-properties style:text-autospace="non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left="6.001cm" fo:margin-right="0cm" fo:margin-top="0cm" fo:margin-bottom="0.101cm" fo:text-indent="-0.6cm" style:auto-text-indent="false">
        <style:tab-stops/>
      </style:paragraph-properties>
    </style:style>
    <style:style style:name="_3f__3f__3f__3f__3f__3f__3f__3f__3f__20_6" style:display-name="????????? 6" style:family="paragraph" style:parent-style-name="_3f__3f__3f__3f__3f__3f__3f__3f__3f__20_5">
      <style:paragraph-properties fo:margin-left="7.2cm" fo:margin-right="0cm" fo:text-indent="-0.6cm" style:auto-text-indent="false">
        <style:tab-stops/>
      </style:paragraph-properties>
    </style:style>
    <style:style style:name="_3f__3f__3f__3f__3f__3f__3f__3f__3f__20_7" style:display-name="????????? 7" style:family="paragraph" style:parent-style-name="_3f__3f__3f__3f__3f__3f__3f__3f__3f__20_6">
      <style:paragraph-properties fo:margin-left="8.4cm" fo:margin-right="0cm" fo:text-indent="-0.6cm" style:auto-text-indent="false">
        <style:tab-stops/>
      </style:paragraph-properties>
    </style:style>
    <style:style style:name="_3f__3f__3f__3f__3f__3f__3f__3f__3f__20_8" style:display-name="????????? 8" style:family="paragraph" style:parent-style-name="_3f__3f__3f__3f__3f__3f__3f__3f__3f__20_7">
      <style:paragraph-properties fo:margin-left="9.601cm" fo:margin-right="0cm" fo:text-indent="-0.6cm" style:auto-text-indent="false">
        <style:tab-stops/>
      </style:paragraph-properties>
    </style:style>
    <style:style style:name="_3f__3f__3f__3f__3f__3f__3f__3f__3f__20_9" style:display-name="????????? 9" style:family="paragraph" style:parent-style-name="_3f__3f__3f__3f__3f__3f__3f__3f__3f__20_8">
      <style:paragraph-properties fo:margin-left="10.8cm" fo:margin-right="0cm" fo:text-indent="-0.6cm" style:auto-text-indent="false">
        <style:tab-stops/>
      </style:paragraph-properties>
    </style:style>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 style:display-name="WW-????????? 1123"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 style:display-name="WW-????????? 2123" style:family="paragraph" style:parent-style-name="WW-_3f__3f__3f__3f__3f__3f__3f__3f__3f__20_1123">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formatted_20_Text_20__28_user_29_" style:display-name="Preformatted Text (user)" style:family="paragraph" style:parent-style-name="Standard">
      <style:text-properties style:font-name="Courier New" fo:font-size="10pt" style:font-name-asian="Courier New"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8_20_1" style:display-name="RTF_Num 8 1" style:family="text">
      <style:text-properties fo:font-size="12pt" fo:language="ru" fo:country="RU" style:language-asian="zxx" style:country-asian="none" style:font-size-complex="12pt"/>
    </style:style>
    <style:style style:name="RTF_5f_Num_20_7_20_1" style:display-name="RTF_Num 7 1" style:family="text">
      <style:text-properties fo:font-size="12pt" fo:language="ru" fo:country="RU" style:language-asian="zxx" style:country-asian="none" style:font-size-complex="12pt"/>
    </style:style>
    <style:style style:name="RTF_5f_Num_20_5_20_1" style:display-name="RTF_Num 5 1" style:family="text">
      <style:text-properties fo:font-size="12pt" fo:language="ru" fo:country="RU" style:language-asian="zxx" style:country-asian="none" style:font-size-complex="12pt"/>
    </style:style>
    <style:style style:name="RTF_5f_Num_20_6_20_1" style:display-name="RTF_Num 6 1" style:family="text">
      <style:text-properties fo:font-size="12pt" fo:language="ru" fo:country="RU" style:language-asian="zxx" style:country-asian="none" style:font-size-complex="12pt"/>
    </style:style>
    <style:style style:name="RTF_5f_Num_20_4_20_1" style:display-name="RTF_Num 4 1" style:family="text">
      <style:text-properties fo:font-size="12pt" fo:language="ru" fo:country="RU" style:language-asian="zxx" style:country-asian="none" style:font-size-complex="12pt"/>
    </style:style>
    <style:style style:name="RTF_5f_Num_20_3_20_1" style:display-name="RTF_Num 3 1" style:family="text">
      <style:text-properties fo:font-size="12pt" fo:language="ru" fo:country="RU" style:language-asian="zxx" style:country-asian="none" style:font-size-complex="12pt"/>
    </style:style>
    <style:style style:name="RTF_5f_Num_20_2_20_1" style:display-name="RTF_Num 2 1" style:family="text">
      <style:text-properties fo:font-size="12pt" fo:language="ru" fo:country="RU" style:language-asian="zxx" style:country-asian="none" style:font-size-complex="12pt"/>
    </style:style>
    <style:style style:name="RTF_5f_Num_20_2_20_2" style:display-name="RTF_Num 2 2"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3" style:display-name="RTF_Num 2 3"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4" style:display-name="RTF_Num 2 4"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5" style:display-name="RTF_Num 2 5"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6" style:display-name="RTF_Num 2 6"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7" style:display-name="RTF_Num 2 7"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8" style:display-name="RTF_Num 2 8"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9" style:display-name="RTF_Num 2 9" style:family="text">
      <style:text-properties style:font-name="StarSymbol1" fo:font-size="9pt" fo:language="ru" fo:country="RU" style:font-name-asian="StarSymbol1" style:language-asian="zxx" style:country-asian="none" style:font-name-complex="StarSymbol1" style:font-size-complex="9pt"/>
    </style:style>
    <style:style style:name="RTF_5f_Num_20_2_20_10" style:display-name="RTF_Num 2 10" style:family="text">
      <style:text-properties style:font-name="StarSymbol1" fo:font-size="9pt" fo:language="ru" fo:country="RU" style:font-name-asian="StarSymbol1" style:language-asian="zxx" style:country-asian="none"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tarSymbol1"/>
      </text:list-level-style-bullet>
      <text:list-level-style-bullet text:level="2" text:style-name="RTF_5f_Num_20_2_20_2" style:num-suffix="." text:bullet-char="–">
        <style:list-level-properties text:space-before="0.635cm" text:min-label-width="0.635cm"/>
        <style:text-properties style:font-name="StarSymbol1"/>
      </text:list-level-style-bullet>
      <text:list-level-style-bullet text:level="3" text:style-name="RTF_5f_Num_20_2_20_3" style:num-suffix="." text:bullet-char="–">
        <style:list-level-properties text:space-before="1.27cm" text:min-label-width="0.635cm"/>
        <style:text-properties style:font-name="StarSymbol1"/>
      </text:list-level-style-bullet>
      <text:list-level-style-bullet text:level="4" text:style-name="RTF_5f_Num_20_2_20_4" style:num-suffix="." text:bullet-char="–">
        <style:list-level-properties text:space-before="1.905cm" text:min-label-width="0.635cm"/>
        <style:text-properties style:font-name="StarSymbol1"/>
      </text:list-level-style-bullet>
      <text:list-level-style-bullet text:level="5" text:style-name="RTF_5f_Num_20_2_20_5" style:num-suffix="." text:bullet-char="–">
        <style:list-level-properties text:space-before="2.54cm" text:min-label-width="0.635cm"/>
        <style:text-properties style:font-name="StarSymbol1"/>
      </text:list-level-style-bullet>
      <text:list-level-style-bullet text:level="6" text:style-name="RTF_5f_Num_20_2_20_6" style:num-suffix="." text:bullet-char="–">
        <style:list-level-properties text:space-before="3.175cm" text:min-label-width="0.635cm"/>
        <style:text-properties style:font-name="StarSymbol1"/>
      </text:list-level-style-bullet>
      <text:list-level-style-bullet text:level="7" text:style-name="RTF_5f_Num_20_2_20_7" style:num-suffix="." text:bullet-char="–">
        <style:list-level-properties text:space-before="3.81cm" text:min-label-width="0.635cm"/>
        <style:text-properties style:font-name="StarSymbol1"/>
      </text:list-level-style-bullet>
      <text:list-level-style-bullet text:level="8" text:style-name="RTF_5f_Num_20_2_20_8" style:num-suffix="." text:bullet-char="–">
        <style:list-level-properties text:space-before="4.445cm" text:min-label-width="0.635cm"/>
        <style:text-properties style:font-name="StarSymbol1"/>
      </text:list-level-style-bullet>
      <text:list-level-style-bullet text:level="9" text:style-name="RTF_5f_Num_20_2_20_9" style:num-suffix="." text:bullet-char="–">
        <style:list-level-properties text:space-before="5.08cm" text:min-label-width="0.635cm"/>
        <style:text-properties style:font-name="StarSymbol1"/>
      </text:list-level-style-bullet>
      <text:list-level-style-bullet text:level="10" text:style-name="RTF_5f_Num_20_2_20_10" style:num-suffix="." text:bullet-char="–">
        <style:list-level-properties text:space-before="5.71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list-style-name="Numbering_20_5">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list text:style-name="Numbering_20_5">
          <text:list-header>
            <text:p text:style-name="P1"><text:page-number text:select-page="current" text:page-adjust="2">3</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12-04T19:34:39</meta:creation-date>
    <dc:creator>Сергей Кучук</dc:creator>
    <dc:date>2007-05-16T20:07:30</dc:date>
    <dc:language>ru-RU</dc:language>
    <meta:editing-cycles>15</meta:editing-cycles>
    <meta:editing-duration>PT21H22M47S</meta:editing-duration>
    <meta:user-defined meta:name="Info 1"/>
    <meta:user-defined meta:name="Info 2"/>
    <meta:user-defined meta:name="Info 3"/>
    <meta:user-defined meta:name="Info 4"/>
    <meta:document-statistic meta:table-count="10" meta:image-count="7" meta:object-count="0" meta:page-count="35" meta:paragraph-count="548" meta:word-count="5006" meta:character-count="40810"/>
  </office:meta>
</office:document-meta>
</file>